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pitch="variable"/>
    <style:font-face style:name="Arial1" svg:font-family="Arial" style:font-family-generic="system" style:font-pitch="variable"/>
    <style:font-face style:name="Arial2" svg:font-family="Arial" style:font-family-generic="swiss"/>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NSimSun2"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pitch="variable"/>
    <style:font-face style:name="Times New Roman" svg:font-family="'Times New Roman'" style:font-family-generic="system" style:font-pitch="variable"/>
  </office:font-face-decls>
  <office:automatic-styles>
    <style:style style:name="Таблица1" style:family="table">
      <style:table-properties style:width="19.212cm" table:align="left" fo:background-color="transparent">
        <style:background-image/>
      </style:table-properties>
    </style:style>
    <style:style style:name="Таблица1.A" style:family="table-column">
      <style:table-column-properties style:column-width="3.711cm"/>
    </style:style>
    <style:style style:name="Таблица1.B" style:family="table-column">
      <style:table-column-properties style:column-width="3.787cm"/>
    </style:style>
    <style:style style:name="Таблица1.C" style:family="table-column">
      <style:table-column-properties style:column-width="3.641cm"/>
    </style:style>
    <style:style style:name="Таблица1.D" style:family="table-column">
      <style:table-column-properties style:column-width="3.715cm"/>
    </style:style>
    <style:style style:name="Таблица1.E" style:family="table-column">
      <style:table-column-properties style:column-width="4.359cm"/>
    </style:style>
    <style:style style:name="Таблица1.1" style:family="table-row">
      <style:table-row-properties style:min-row-height="1.305cm" fo:background-color="transparent">
        <style:background-image/>
      </style:table-row-properties>
    </style:style>
    <style:style style:name="Таблица1.A1" style:family="table-cell">
      <style:table-cell-properties fo:background-color="#b0e0e6" fo:padding="0.097cm" fo:border="none">
        <style:background-image/>
      </style:table-cell-properties>
    </style:style>
    <style:style style:name="Таблица1.B1" style:family="table-cell">
      <style:table-cell-properties fo:background-color="#d3d3d3" fo:padding="0.097cm" fo:border="none">
        <style:background-image/>
      </style:table-cell-properties>
    </style:style>
    <style:style style:name="Таблица1.2" style:family="table-row">
      <style:table-row-properties style:min-row-height="1.411cm" fo:background-color="transparent">
        <style:background-image/>
      </style:table-row-properties>
    </style:style>
    <style:style style:name="Таблица1.3" style:family="table-row">
      <style:table-row-properties style:min-row-height="1.33cm" fo:background-color="transparent">
        <style:background-image/>
      </style:table-row-properties>
    </style:style>
    <style:style style:name="Таблица1.4" style:family="table-row">
      <style:table-row-properties style:min-row-height="1.309cm" fo:background-color="transparent">
        <style:background-image/>
      </style:table-row-properties>
    </style:style>
    <style:style style:name="Таблица3" style:family="table">
      <style:table-properties style:width="19.212cm" table:align="left" fo:background-color="transparent">
        <style:background-image/>
      </style:table-properties>
    </style:style>
    <style:style style:name="Таблица3.A" style:family="table-column">
      <style:table-column-properties style:column-width="3.711cm"/>
    </style:style>
    <style:style style:name="Таблица3.B" style:family="table-column">
      <style:table-column-properties style:column-width="3.787cm"/>
    </style:style>
    <style:style style:name="Таблица3.C" style:family="table-column">
      <style:table-column-properties style:column-width="3.641cm"/>
    </style:style>
    <style:style style:name="Таблица3.D" style:family="table-column">
      <style:table-column-properties style:column-width="3.715cm"/>
    </style:style>
    <style:style style:name="Таблица3.E" style:family="table-column">
      <style:table-column-properties style:column-width="4.359cm"/>
    </style:style>
    <style:style style:name="Таблица3.1" style:family="table-row">
      <style:table-row-properties style:min-row-height="1.305cm" fo:background-color="transparent">
        <style:background-image/>
      </style:table-row-properties>
    </style:style>
    <style:style style:name="Таблица3.A1" style:family="table-cell">
      <style:table-cell-properties fo:background-color="#b0e0e6" fo:padding="0.097cm" fo:border="none">
        <style:background-image/>
      </style:table-cell-properties>
    </style:style>
    <style:style style:name="Таблица3.B1" style:family="table-cell">
      <style:table-cell-properties fo:background-color="#d3d3d3" fo:padding="0.097cm" fo:border="none">
        <style:background-image/>
      </style:table-cell-properties>
    </style:style>
    <style:style style:name="Таблица3.2" style:family="table-row">
      <style:table-row-properties style:min-row-height="1.411cm" fo:background-color="transparent">
        <style:background-image/>
      </style:table-row-properties>
    </style:style>
    <style:style style:name="Таблица3.3" style:family="table-row">
      <style:table-row-properties style:min-row-height="1.33cm" fo:background-color="transparent">
        <style:background-image/>
      </style:table-row-properties>
    </style:style>
    <style:style style:name="Таблица3.4" style:family="table-row">
      <style:table-row-properties style:min-row-height="1.309cm" fo:background-color="transparent">
        <style:background-image/>
      </style:table-row-properties>
    </style:style>
    <style:style style:name="P1" style:family="paragraph" style:parent-style-name="Standard">
      <style:paragraph-properties fo:margin-left="0cm" fo:margin-right="0cm" fo:margin-top="0cm" fo:margin-bottom="0.106cm" style:contextual-spacing="false" fo:line-height="115%" fo:text-align="start" style:justify-single-word="false" fo:text-indent="0cm" style:auto-text-indent="false"/>
      <style:text-properties fo:font-size="18pt" fo:font-weight="bold" officeooo:rsid="001b54d0" officeooo:paragraph-rsid="001b54d0" style:font-size-asian="18pt" style:font-weight-asian="bold" style:font-size-complex="18pt" style:font-weight-complex="bold"/>
    </style:style>
    <style:style style:name="P2" style:family="paragraph" style:parent-style-name="Standard">
      <style:paragraph-properties fo:margin-left="0cm" fo:margin-right="0cm" fo:margin-top="0cm" fo:margin-bottom="0.106cm" style:contextual-spacing="false" fo:line-height="115%" fo:text-align="start" style:justify-single-word="false" fo:text-indent="1.249cm" style:auto-text-indent="false" fo:break-before="page"/>
      <style:text-properties fo:font-size="18pt" fo:font-weight="bold" officeooo:paragraph-rsid="0019c784" style:font-size-asian="18pt" style:font-weight-asian="bold" style:font-size-complex="18pt" style:font-weight-complex="bold"/>
    </style:style>
    <style:style style:name="P3" style:family="paragraph" style:parent-style-name="Standard">
      <style:paragraph-properties fo:margin-top="0cm" fo:margin-bottom="0.106cm" style:contextual-spacing="false" fo:line-height="115%" fo:text-align="center" style:justify-single-word="false"/>
      <style:text-properties fo:font-size="18pt" fo:font-weight="normal" officeooo:paragraph-rsid="0018578d" style:font-size-asian="18pt" style:font-weight-asian="normal" style:font-size-complex="18pt" style:font-weight-complex="normal"/>
    </style:style>
    <style:style style:name="P4"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fo:font-size="18pt" fo:font-style="italic" fo:font-weight="normal" officeooo:rsid="002b1f0d" officeooo:paragraph-rsid="002b1f0d" style:font-size-asian="18pt" style:font-style-asian="italic" style:font-weight-asian="normal" style:font-size-complex="18pt" style:font-style-complex="italic" style:font-weight-complex="normal"/>
    </style:style>
    <style:style style:name="P5" style:family="paragraph" style:parent-style-name="Text_20_body">
      <style:text-properties fo:font-size="18pt" fo:font-style="italic" fo:font-weight="normal" officeooo:paragraph-rsid="002b1f0d" style:font-size-asian="18pt" style:font-style-asian="italic" style:font-weight-asian="normal" style:font-size-complex="18pt" style:font-style-complex="italic" style:font-weight-complex="normal"/>
    </style:style>
    <style:style style:name="P6" style:family="paragraph" style:parent-style-name="Table_20_Contents">
      <style:paragraph-properties fo:text-align="center" style:justify-single-word="false"/>
      <style:text-properties fo:font-size="18pt" officeooo:paragraph-rsid="002a4a5c" style:font-size-asian="18pt" style:font-size-complex="18pt"/>
    </style:style>
    <style:style style:name="P7" style:family="paragraph" style:parent-style-name="Table_20_Contents">
      <style:paragraph-properties fo:text-align="center" style:justify-single-word="false"/>
      <style:text-properties fo:font-size="18pt" officeooo:paragraph-rsid="002b1f0d" style:font-size-asian="18pt" style:font-size-complex="18pt"/>
    </style:style>
    <style:style style:name="P8" style:family="paragraph" style:parent-style-name="Standard">
      <style:paragraph-properties fo:margin-left="0cm" fo:margin-right="0cm" fo:margin-top="0cm" fo:margin-bottom="0.106cm" style:contextual-spacing="false" fo:line-height="115%" fo:text-align="start" style:justify-single-word="false" fo:text-indent="0cm" style:auto-text-indent="false"/>
      <style:text-properties fo:font-size="15pt" fo:font-weight="bold" officeooo:rsid="001b54d0" officeooo:paragraph-rsid="001d300f" style:font-size-asian="15pt" style:font-weight-asian="bold" style:font-size-complex="15pt" style:font-weight-complex="bold"/>
    </style:style>
    <style:style style:name="P9" style:family="paragraph" style:parent-style-name="Standard">
      <style:paragraph-properties fo:margin-top="0cm" fo:margin-bottom="0.106cm" style:contextual-spacing="false" fo:line-height="115%" fo:text-align="justify" style:justify-single-word="false"/>
      <style:text-properties fo:font-size="15pt" officeooo:paragraph-rsid="001baf8c" style:font-size-asian="15pt" style:font-size-complex="15pt"/>
    </style:style>
    <style:style style:name="P10" style:family="paragraph" style:parent-style-name="Standard">
      <style:paragraph-properties fo:margin-left="0cm" fo:margin-right="0cm" fo:margin-top="0cm" fo:margin-bottom="0.106cm" style:contextual-spacing="false" fo:line-height="115%" fo:text-align="justify" style:justify-single-word="false" fo:text-indent="0cm" style:auto-text-indent="false"/>
      <style:text-properties fo:font-size="15pt" officeooo:paragraph-rsid="001e63a3" style:font-size-asian="15pt" style:font-size-complex="15pt"/>
    </style:style>
    <style:style style:name="P11"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text-indent="0cm" style:auto-text-indent="false" fo:background-color="#ffffff"/>
      <style:text-properties fo:font-size="15pt" officeooo:rsid="002633a0" officeooo:paragraph-rsid="002899e3" style:font-size-asian="15pt" style:font-size-complex="15pt"/>
    </style:style>
    <style:style style:name="P12"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fo:font-size="15pt" officeooo:rsid="002633a0" officeooo:paragraph-rsid="002899e3" style:font-size-asian="15pt" style:font-size-complex="15pt"/>
    </style:style>
    <style:style style:name="P13" style:family="paragraph" style:parent-style-name="Standard">
      <style:paragraph-properties fo:margin-top="0cm" fo:margin-bottom="0.106cm" style:contextual-spacing="false" fo:line-height="115%" fo:text-align="justify" style:justify-single-word="false"/>
      <style:text-properties fo:font-size="15pt" officeooo:rsid="0020bf74" officeooo:paragraph-rsid="0021de7d" style:font-size-asian="15pt" style:font-size-complex="15pt"/>
    </style:style>
    <style:style style:name="P14" style:family="paragraph" style:parent-style-name="Standard">
      <style:paragraph-properties fo:margin-top="0cm" fo:margin-bottom="0.106cm" style:contextual-spacing="false" fo:line-height="115%" fo:text-align="justify" style:justify-single-word="false"/>
      <style:text-properties fo:font-size="15pt" officeooo:rsid="0021de7d" officeooo:paragraph-rsid="0025c1a8" style:font-size-asian="15pt" style:font-size-complex="15pt"/>
    </style:style>
    <style:style style:name="P15" style:family="paragraph" style:parent-style-name="Standard">
      <style:paragraph-properties fo:margin-top="0cm" fo:margin-bottom="0.106cm" style:contextual-spacing="false" fo:line-height="115%" fo:text-align="start" style:justify-single-word="false"/>
      <style:text-properties fo:font-size="15pt" officeooo:rsid="0021de7d" officeooo:paragraph-rsid="0025c1a8" style:font-size-asian="15pt" style:font-size-complex="15pt"/>
    </style:style>
    <style:style style:name="P16" style:family="paragraph" style:parent-style-name="Standard">
      <style:paragraph-properties fo:text-align="justify" style:justify-single-word="false"/>
      <style:text-properties fo:font-size="15pt" officeooo:paragraph-rsid="0026d4f8" style:font-size-asian="15pt" style:font-size-complex="15pt"/>
    </style:style>
    <style:style style:name="P17" style:family="paragraph" style:parent-style-name="Standard">
      <style:paragraph-properties fo:text-align="justify" style:justify-single-word="false"/>
      <style:text-properties fo:font-size="15pt" officeooo:paragraph-rsid="0028872c" style:font-size-asian="15pt" style:font-size-complex="15pt"/>
    </style:style>
    <style:style style:name="P18"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fo:font-size="15pt" officeooo:rsid="002899e3" officeooo:paragraph-rsid="002a4a5c" style:font-size-asian="15pt" style:font-size-complex="15pt"/>
    </style:style>
    <style:style style:name="P19" style:family="paragraph" style:parent-style-name="Text_20_body">
      <style:text-properties fo:font-size="15pt" fo:font-style="italic" fo:font-weight="normal" officeooo:paragraph-rsid="002b1f0d" style:font-size-asian="15pt" style:font-style-asian="italic" style:font-weight-asian="normal" style:font-size-complex="15pt" style:font-style-complex="italic" style:font-weight-complex="normal"/>
    </style:style>
    <style:style style:name="P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5pt" fo:font-style="italic" officeooo:rsid="0021de7d" officeooo:paragraph-rsid="002c5b47" style:font-size-asian="15pt" style:font-style-asian="italic" style:font-size-complex="15pt" style:font-style-complex="italic"/>
    </style:style>
    <style:style style:name="P21"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fo:font-size="15pt" fo:language="ru" fo:country="RU" fo:font-style="normal" officeooo:rsid="0021de7d" officeooo:paragraph-rsid="002633a0" style:font-size-asian="15pt" style:font-style-asian="normal" style:font-size-complex="15pt" style:font-style-complex="normal"/>
    </style:style>
    <style:style style:name="P22"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fo:font-size="15pt" fo:language="ru" fo:country="RU" fo:font-style="normal" officeooo:rsid="002633a0" officeooo:paragraph-rsid="002633a0" style:font-size-asian="15pt" style:font-style-asian="normal" style:font-size-complex="15pt" style:font-style-complex="normal"/>
    </style:style>
    <style:style style:name="P23"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fo:font-size="15pt" fo:language="ru" fo:country="RU" fo:font-style="normal" officeooo:rsid="002633a0" officeooo:paragraph-rsid="0028872c" style:font-size-asian="15pt" style:font-style-asian="normal" style:font-size-complex="15pt" style:font-style-complex="normal"/>
    </style:style>
    <style:style style:name="P24"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text-indent="0cm" style:auto-text-indent="false" fo:background-color="#ffffff"/>
      <style:text-properties fo:font-size="15pt" fo:language="ru" fo:country="RU" fo:font-style="normal" officeooo:rsid="002633a0" officeooo:paragraph-rsid="0026d4f8" style:font-size-asian="15pt" style:font-style-asian="normal" style:font-size-complex="15pt" style:font-style-complex="normal"/>
    </style:style>
    <style:style style:name="P25" style:family="paragraph" style:parent-style-name="Standard">
      <style:paragraph-properties fo:margin-top="0cm" fo:margin-bottom="0.106cm" style:contextual-spacing="false" fo:line-height="115%" fo:text-align="center" style:justify-single-word="false"/>
      <style:text-properties officeooo:paragraph-rsid="002a4a5c"/>
    </style:style>
    <style:style style:name="P26" style:family="paragraph" style:parent-style-name="Standard">
      <style:paragraph-properties fo:text-align="center" style:justify-single-word="false"/>
      <style:text-properties style:font-name="Calibri Light" fo:font-size="18pt" fo:font-weight="normal" officeooo:paragraph-rsid="0014d562" style:font-size-asian="18pt" style:font-weight-asian="normal" style:font-name-complex="Calibri Light1" style:font-size-complex="18pt" style:font-weight-complex="normal"/>
    </style:style>
    <style:style style:name="P27" style:family="paragraph" style:parent-style-name="Standard">
      <style:paragraph-properties fo:text-align="center" style:justify-single-word="false"/>
      <style:text-properties style:font-name="Calibri Light" fo:font-size="18pt" fo:font-weight="bold" officeooo:paragraph-rsid="0014d562" style:font-size-asian="18pt" style:font-weight-asian="bold" style:font-name-complex="Calibri Light1" style:font-size-complex="18pt" style:font-weight-complex="bold"/>
    </style:style>
    <style:style style:name="P28" style:family="paragraph" style:parent-style-name="Standard">
      <style:paragraph-properties fo:text-align="center" style:justify-single-word="false"/>
      <style:text-properties style:font-name="Calibri Light" fo:font-size="20pt" fo:language="ru" fo:country="RU" fo:font-weight="bold" officeooo:rsid="0015bf74" officeooo:paragraph-rsid="0015bf74" style:font-size-asian="20pt" style:font-weight-asian="bold" style:font-name-complex="Calibri Light1" style:font-size-complex="20pt" style:font-weight-complex="bold"/>
    </style:style>
    <style:style style:name="P29" style:family="paragraph" style:parent-style-name="Standard">
      <style:paragraph-properties fo:margin-top="0cm" fo:margin-bottom="0.106cm" style:contextual-spacing="false" fo:line-height="115%" fo:text-align="center" style:justify-single-word="false"/>
      <style:text-properties style:font-name="Segoe UI" fo:font-size="16pt" fo:language="ru" fo:country="RU" fo:font-weight="bold" officeooo:rsid="0015bf74" officeooo:paragraph-rsid="0018578d" style:font-name-asian="Arial1" style:font-size-asian="16pt" style:language-asian="ru" style:country-asian="RU" style:font-weight-asian="bold" style:font-name-complex="Segoe UI1" style:font-size-complex="16pt" style:font-weight-complex="bold"/>
    </style:style>
    <style:style style:name="P30"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style:font-name="Segoe UI" fo:font-size="16pt" fo:language="ru" fo:country="RU" fo:font-weight="bold" officeooo:rsid="0015bf74" officeooo:paragraph-rsid="002b1f0d" style:font-name-asian="Arial1" style:font-size-asian="16pt" style:language-asian="ru" style:country-asian="RU" style:font-weight-asian="bold" style:font-name-complex="Segoe UI1" style:font-size-complex="16pt" style:font-weight-complex="bold"/>
    </style:style>
    <style:style style:name="P31" style:family="paragraph" style:parent-style-name="List_20_Paragraph">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style:font-name="Segoe UI" fo:font-size="16pt" fo:language="ru" fo:country="RU" fo:font-style="italic" fo:font-weight="normal" officeooo:rsid="002633a0" officeooo:paragraph-rsid="002633a0" style:font-name-asian="Times New Roman" style:font-size-asian="16pt" style:language-asian="ru" style:country-asian="RU" style:font-style-asian="italic" style:font-weight-asian="normal" style:font-name-complex="Segoe UI1" style:font-size-complex="16pt" style:font-style-complex="italic" style:font-weight-complex="normal"/>
    </style:style>
    <style:style style:name="P32" style:family="paragraph" style:parent-style-name="Standard">
      <style:paragraph-properties fo:margin-left="0cm" fo:margin-right="0cm" fo:margin-top="0cm" fo:margin-bottom="0.106cm" style:contextual-spacing="false" fo:line-height="115%" fo:text-align="justify" style:justify-single-word="false" fo:text-indent="0cm" style:auto-text-indent="false"/>
      <style:text-properties style:font-name="Segoe UI" fo:font-size="15pt" fo:language="ru" fo:country="RU" fo:font-weight="normal" officeooo:rsid="001b54d0" officeooo:paragraph-rsid="001d300f" style:font-name-asian="Segoe UI1" style:font-size-asian="15pt" style:language-asian="ru" style:country-asian="RU" style:font-weight-asian="normal" style:font-name-complex="Segoe UI1" style:font-size-complex="15pt" style:font-weight-complex="normal"/>
    </style:style>
    <style:style style:name="P33" style:family="paragraph" style:parent-style-name="Standard">
      <style:paragraph-properties fo:margin-left="0cm" fo:margin-right="0cm" fo:margin-top="0cm" fo:margin-bottom="0.106cm" style:contextual-spacing="false" fo:line-height="115%" fo:text-align="justify" style:justify-single-word="false" fo:text-indent="1.249cm" style:auto-text-indent="false"/>
      <style:text-properties style:font-name="Segoe UI" fo:font-size="15pt" fo:language="ru" fo:country="RU" fo:font-weight="normal" officeooo:rsid="0015bf74" officeooo:paragraph-rsid="0020bf74" style:font-name-asian="Segoe UI1" style:font-size-asian="15pt" style:language-asian="ru" style:country-asian="RU" style:font-weight-asian="normal" style:font-name-complex="Segoe UI1" style:font-size-complex="15pt" style:font-weight-complex="normal"/>
    </style:style>
    <style:style style:name="P34" style:family="paragraph" style:parent-style-name="Standard">
      <style:paragraph-properties fo:margin-left="0cm" fo:margin-right="0cm" fo:margin-top="0cm" fo:margin-bottom="0.106cm" style:contextual-spacing="false" fo:line-height="115%" fo:text-align="justify" style:justify-single-word="false" fo:text-indent="0cm" style:auto-text-indent="false"/>
      <style:text-properties style:font-name="Segoe UI" fo:font-size="15pt" fo:language="ru" fo:country="RU" fo:font-weight="normal" officeooo:rsid="0015bf74" officeooo:paragraph-rsid="0020bf74" style:font-name-asian="Segoe UI1" style:font-size-asian="15pt" style:language-asian="ru" style:country-asian="RU" style:font-weight-asian="normal" style:font-name-complex="Segoe UI1" style:font-size-complex="15pt" style:font-weight-complex="normal"/>
    </style:style>
    <style:style style:name="P35" style:family="paragraph" style:parent-style-name="Standard">
      <style:paragraph-properties fo:margin-top="0cm" fo:margin-bottom="0.106cm" style:contextual-spacing="false" fo:line-height="115%" fo:text-align="justify" style:justify-single-word="false"/>
      <style:text-properties style:font-name="Segoe UI" fo:font-size="15pt" fo:language="ru" fo:country="RU" fo:font-weight="normal" officeooo:rsid="0020bf74" officeooo:paragraph-rsid="0020bf74" style:font-name-asian="Segoe UI1" style:font-size-asian="15pt" style:language-asian="ru" style:country-asian="RU" style:font-weight-asian="normal" style:font-name-complex="Segoe UI1" style:font-size-complex="15pt" style:font-weight-complex="normal"/>
    </style:style>
    <style:style style:name="P36" style:family="paragraph" style:parent-style-name="Standard">
      <style:paragraph-properties fo:margin-top="0cm" fo:margin-bottom="0.106cm" style:contextual-spacing="false" fo:line-height="115%" fo:text-align="start" style:justify-single-word="false"/>
      <style:text-properties style:font-name="Segoe UI" fo:font-size="15pt" fo:language="ru" fo:country="RU" fo:font-weight="normal" officeooo:rsid="0021de7d" officeooo:paragraph-rsid="0021de7d" style:font-name-asian="Segoe UI1" style:font-size-asian="15pt" style:language-asian="ru" style:country-asian="RU" style:font-weight-asian="normal" style:font-name-complex="Segoe UI1" style:font-size-complex="15pt" style:font-weight-complex="normal"/>
    </style:style>
    <style:style style:name="P37"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text-indent="0cm" style:auto-text-indent="false" fo:background-color="#ffffff"/>
      <style:text-properties style:font-name="Segoe UI" fo:font-size="15pt" fo:language="ru" fo:country="RU" fo:font-style="normal" fo:font-weight="bold" officeooo:rsid="002633a0" officeooo:paragraph-rsid="0028872c" style:font-name-asian="Arial1" style:font-size-asian="15pt" style:language-asian="ru" style:country-asian="RU" style:font-style-asian="normal" style:font-weight-asian="bold" style:font-name-complex="Segoe UI1" style:font-size-complex="15pt" style:font-style-complex="normal" style:font-weight-complex="bold"/>
    </style:style>
    <style:style style:name="P38"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text-indent="0cm" style:auto-text-indent="false" fo:background-color="#ffffff"/>
      <style:text-properties style:font-name="Segoe UI" fo:font-size="15pt" fo:language="ru" fo:country="RU" fo:font-style="normal" fo:font-weight="normal" officeooo:rsid="0028872c" officeooo:paragraph-rsid="0028872c"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39" style:family="paragraph" style:parent-style-name="Standard">
      <style:paragraph-properties fo:text-align="justify" style:justify-single-word="false"/>
      <style:text-properties style:font-name="Segoe UI" fo:font-size="15pt" fo:language="ru" fo:country="RU" fo:font-style="normal" fo:font-weight="normal" officeooo:rsid="0028872c" officeooo:paragraph-rsid="002899e3"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40"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style:font-name="Segoe UI" fo:font-size="15pt" fo:language="ru" fo:country="RU" fo:font-style="normal" fo:font-weight="normal" officeooo:rsid="002899e3" officeooo:paragraph-rsid="002899e3"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41" style:family="paragraph" style:parent-style-name="Standard">
      <loext:graphic-properties draw:fill="solid" draw:fill-color="#ffffff"/>
      <style:paragraph-properties fo:margin-top="0cm" fo:margin-bottom="0.106cm" style:contextual-spacing="false" fo:line-height="115%" fo:text-align="start" style:justify-single-word="false" fo:background-color="#ffffff"/>
      <style:text-properties style:font-name="Segoe UI" fo:font-size="15pt" fo:language="ru" fo:country="RU" fo:font-style="normal" fo:font-weight="normal" officeooo:rsid="002899e3" officeooo:paragraph-rsid="002b1f0d"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42" style:family="paragraph" style:parent-style-name="Standard">
      <loext:graphic-properties draw:fill="solid" draw:fill-color="#ffffff"/>
      <style:paragraph-properties fo:margin-top="0cm" fo:margin-bottom="0.106cm" style:contextual-spacing="false" fo:line-height="115%" fo:text-align="start" style:justify-single-word="false" fo:background-color="#ffffff"/>
      <style:text-properties style:font-name="Segoe UI" fo:font-size="15pt" fo:language="ru" fo:country="RU" fo:font-style="normal" fo:font-weight="normal" officeooo:rsid="002a4a5c" officeooo:paragraph-rsid="002a4a5c"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43" style:family="paragraph" style:parent-style-name="List_20_Paragraph">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style:font-name="Segoe UI" fo:font-size="15pt" fo:language="ru" fo:country="RU" fo:font-style="normal" fo:font-weight="normal" officeooo:rsid="002633a0" officeooo:paragraph-rsid="002633a0" style:font-name-asian="Times New Roman" style:font-size-asian="13.1000003814697pt" style:language-asian="ru" style:country-asian="RU" style:font-style-asian="normal" style:font-weight-asian="normal" style:font-name-complex="Segoe UI1" style:font-size-complex="15pt" style:font-style-complex="normal" style:font-weight-complex="normal"/>
    </style:style>
    <style:style style:name="P4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Segoe UI" fo:font-size="15pt" fo:language="ru" fo:country="RU" fo:font-style="italic" fo:font-weight="normal" officeooo:rsid="0021de7d" officeooo:paragraph-rsid="002c5b47" style:font-name-asian="Segoe UI1" style:font-size-asian="15pt" style:language-asian="ru" style:country-asian="RU" style:font-style-asian="italic" style:font-weight-asian="normal" style:font-name-complex="Segoe UI1" style:font-size-complex="15pt" style:font-style-complex="italic" style:font-weight-complex="normal"/>
    </style:style>
    <style:style style:name="P4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Segoe UI" fo:font-size="15pt" fo:language="ru" fo:country="RU" fo:font-style="italic" fo:font-weight="normal" officeooo:rsid="0021de7d" officeooo:paragraph-rsid="0025c1a8" style:font-name-asian="Times New Roman" style:font-size-asian="15pt" style:language-asian="ru" style:country-asian="RU" style:font-style-asian="italic" style:font-weight-asian="normal" style:font-name-complex="Segoe UI1" style:font-size-complex="15pt" style:font-style-complex="italic" style:font-weight-complex="normal"/>
    </style:style>
    <style:style style:name="P4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Segoe UI" fo:font-size="15pt" fo:language="ru" fo:country="RU" fo:font-style="italic" fo:font-weight="normal" officeooo:rsid="0021de7d" officeooo:paragraph-rsid="002c5b47" style:font-name-asian="Times New Roman" style:font-size-asian="15pt" style:language-asian="ru" style:country-asian="RU" style:font-style-asian="italic" style:font-weight-asian="normal" style:font-name-complex="Segoe UI1" style:font-size-complex="15pt" style:font-style-complex="italic" style:font-weight-complex="normal"/>
    </style:style>
    <style:style style:name="P47" style:family="paragraph" style:parent-style-name="Standard">
      <style:paragraph-properties fo:text-align="justify" style:justify-single-word="false"/>
      <style:text-properties style:font-name="Segoe UI" fo:font-size="15pt" officeooo:paragraph-rsid="002633a0" style:font-name-asian="Times New Roman" style:font-size-asian="15pt" style:font-name-complex="Segoe UI1" style:font-size-complex="15pt"/>
    </style:style>
    <style:style style:name="P48" style:family="paragraph" style:parent-style-name="Standard">
      <style:paragraph-properties fo:text-align="justify" style:justify-single-word="false"/>
      <style:text-properties style:font-name="Segoe UI" fo:font-size="15pt" officeooo:rsid="002633a0" officeooo:paragraph-rsid="002633a0" style:font-name-asian="Times New Roman" style:font-size-asian="15pt" style:font-name-complex="Segoe UI1" style:font-size-complex="15pt"/>
    </style:style>
    <style:style style:name="P49" style:family="paragraph" style:parent-style-name="Standard">
      <style:paragraph-properties fo:margin-left="0cm" fo:margin-right="0cm" fo:margin-top="0cm" fo:margin-bottom="0.106cm" style:contextual-spacing="false" fo:line-height="115%" fo:text-align="start" style:justify-single-word="false" fo:text-indent="0cm" style:auto-text-indent="false"/>
      <style:text-properties style:font-name="Segoe UI" fo:font-size="20pt" fo:language="ru" fo:country="RU" fo:font-weight="normal" officeooo:rsid="0019c784" officeooo:paragraph-rsid="0019c784" style:font-name-asian="Segoe UI1" style:font-size-asian="20pt" style:language-asian="ru" style:country-asian="RU" style:font-weight-asian="normal" style:font-name-complex="Segoe UI1" style:font-size-complex="20pt" style:font-weight-complex="normal"/>
    </style:style>
    <style:style style:name="P50" style:family="paragraph" style:parent-style-name="Standard" style:master-page-name="">
      <loext:graphic-properties draw:fill="none"/>
      <style:paragraph-properties fo:margin-left="0cm" fo:margin-right="0cm" fo:margin-top="0cm" fo:margin-bottom="0.106cm" style:contextual-spacing="false" fo:line-height="115%" fo:text-align="start" style:justify-single-word="false" fo:text-indent="0cm" style:auto-text-indent="false" style:page-number="auto" fo:background-color="transparent"/>
      <style:text-properties style:font-name="Segoe UI" fo:font-size="20pt" fo:language="ru" fo:country="RU" fo:font-weight="normal" officeooo:rsid="0019c784" officeooo:paragraph-rsid="0019c784" style:font-name-asian="Segoe UI1" style:font-size-asian="20pt" style:language-asian="ru" style:country-asian="RU" style:font-weight-asian="normal" style:font-name-complex="Segoe UI1" style:font-size-complex="20pt" style:font-weight-complex="normal"/>
    </style:style>
    <style:style style:name="P51" style:family="paragraph" style:parent-style-name="Standard">
      <style:paragraph-properties fo:margin-left="0cm" fo:margin-right="0cm" fo:margin-top="0cm" fo:margin-bottom="0.106cm" style:contextual-spacing="false" fo:line-height="115%" fo:text-align="start" style:justify-single-word="false" fo:text-indent="0cm" style:auto-text-indent="false"/>
      <style:text-properties style:font-name="Segoe UI" fo:font-size="20pt" fo:language="ru" fo:country="RU" fo:font-weight="normal" officeooo:rsid="001b54d0" officeooo:paragraph-rsid="001b54d0" style:font-name-asian="Segoe UI1" style:font-size-asian="20pt" style:language-asian="ru" style:country-asian="RU" style:font-weight-asian="normal" style:font-name-complex="Segoe UI1" style:font-size-complex="20pt" style:font-weight-complex="normal"/>
    </style:style>
    <style:style style:name="P52" style:family="paragraph" style:parent-style-name="Standard">
      <style:paragraph-properties fo:margin-left="0cm" fo:margin-right="0cm" fo:margin-top="0cm" fo:margin-bottom="0.106cm" style:contextual-spacing="false" fo:line-height="115%" fo:text-align="start" style:justify-single-word="false" fo:text-indent="0cm" style:auto-text-indent="false"/>
      <style:text-properties style:font-name="Segoe UI" fo:font-size="20pt" fo:language="ru" fo:country="RU" fo:font-weight="normal" officeooo:rsid="0015bf74" officeooo:paragraph-rsid="0019c784" style:font-name-asian="Segoe UI1" style:font-size-asian="20pt" style:language-asian="ru" style:country-asian="RU" style:font-weight-asian="normal" style:font-name-complex="Segoe UI1" style:font-size-complex="20pt" style:font-weight-complex="normal"/>
    </style:style>
    <style:style style:name="P53" style:family="paragraph" style:parent-style-name="Standard">
      <style:paragraph-properties fo:margin-left="0cm" fo:margin-right="0cm" fo:margin-top="0cm" fo:margin-bottom="0.106cm" style:contextual-spacing="false" fo:line-height="115%" fo:text-align="start" style:justify-single-word="false" fo:text-indent="1.249cm" style:auto-text-indent="false"/>
      <style:text-properties style:font-name="Segoe UI" fo:font-size="20pt" fo:language="ru" fo:country="RU" fo:font-weight="normal" officeooo:rsid="0020bf74" officeooo:paragraph-rsid="0020bf74" style:font-name-asian="Segoe UI1" style:font-size-asian="20pt" style:language-asian="ru" style:country-asian="RU" style:font-weight-asian="normal" style:font-name-complex="Segoe UI1" style:font-size-complex="20pt" style:font-weight-complex="normal"/>
    </style:style>
    <style:style style:name="P54" style:family="paragraph" style:parent-style-name="Standard">
      <style:paragraph-properties fo:text-align="justify" style:justify-single-word="false"/>
      <style:text-properties style:font-name="Segoe UI" fo:font-size="20pt" fo:language="ru" fo:country="RU" fo:font-style="normal" fo:font-weight="normal" officeooo:rsid="0025c1a8" officeooo:paragraph-rsid="002633a0"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P55"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style:font-name="Segoe UI" fo:font-size="20pt" fo:language="ru" fo:country="RU" fo:font-style="normal" fo:font-weight="normal" officeooo:rsid="002899e3" officeooo:paragraph-rsid="002899e3"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P56"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style:font-name="Segoe UI" fo:font-size="20pt" fo:language="ru" fo:country="RU" fo:font-style="normal" fo:font-weight="normal" officeooo:rsid="002a4a5c" officeooo:paragraph-rsid="002a4a5c"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P57" style:family="paragraph" style:parent-style-name="Standard">
      <style:paragraph-properties fo:text-align="center" style:justify-single-word="false"/>
      <style:text-properties style:font-name="Segoe UI" fo:font-size="18pt" fo:language="ru" fo:country="RU" fo:font-weight="bold" officeooo:rsid="0015bf74" officeooo:paragraph-rsid="0015bf74" style:font-name-asian="Arial1" style:font-size-asian="18pt" style:language-asian="ru" style:country-asian="RU" style:font-weight-asian="bold" style:font-name-complex="Segoe UI1" style:font-size-complex="18pt" style:font-weight-complex="bold"/>
    </style:style>
    <style:style style:name="P58" style:family="paragraph" style:parent-style-name="Standard">
      <style:paragraph-properties fo:text-align="center" style:justify-single-word="false"/>
      <style:text-properties style:font-name="Segoe UI" fo:font-size="18pt" fo:language="ru" fo:country="RU" fo:font-weight="bold" officeooo:rsid="0015bf74" officeooo:paragraph-rsid="002a4a5c" style:font-name-asian="Arial1" style:font-size-asian="18pt" style:language-asian="ru" style:country-asian="RU" style:font-weight-asian="bold" style:font-name-complex="Segoe UI1" style:font-size-complex="18pt" style:font-weight-complex="bold"/>
    </style:style>
    <style:style style:name="P59" style:family="paragraph" style:parent-style-name="Standard">
      <style:paragraph-properties fo:margin-top="0cm" fo:margin-bottom="0.106cm" style:contextual-spacing="false" fo:line-height="115%" fo:text-align="center" style:justify-single-word="false"/>
      <style:text-properties style:font-name="Segoe UI" fo:font-size="18pt" fo:language="ru" fo:country="RU" officeooo:paragraph-rsid="002a4a5c" style:font-name-asian="Arial1" style:font-size-asian="18pt" style:language-asian="ru" style:country-asian="RU" style:font-name-complex="Segoe UI1" style:font-size-complex="18pt"/>
    </style:style>
    <style:style style:name="P60" style:family="paragraph" style:parent-style-name="Standard">
      <loext:graphic-properties draw:fill="solid" draw:fill-color="#ffffff"/>
      <style:paragraph-properties fo:margin-left="0cm" fo:margin-right="0cm" fo:margin-top="0cm" fo:margin-bottom="0.106cm" style:contextual-spacing="false" fo:line-height="115%" fo:text-align="start" style:justify-single-word="false" fo:text-indent="0cm" style:auto-text-indent="false" fo:background-color="#ffffff"/>
      <style:text-properties style:font-name="Segoe UI" fo:font-size="12pt" fo:language="ru" fo:country="RU" fo:font-style="normal" fo:font-weight="normal" officeooo:rsid="0028872c" officeooo:paragraph-rsid="002899e3" style:font-name-asian="Segoe UI1" style:font-size-asian="12pt" style:language-asian="ru" style:country-asian="RU" style:font-style-asian="normal" style:font-weight-asian="normal" style:font-name-complex="Segoe UI1" style:font-size-complex="12pt" style:font-style-complex="normal" style:font-weight-complex="normal"/>
    </style:style>
    <style:style style:name="P61" style:family="paragraph" style:parent-style-name="Standard">
      <style:text-properties officeooo:paragraph-rsid="002899e3"/>
    </style:style>
    <style:style style:name="P62" style:family="paragraph" style:parent-style-name="List_20_Paragraph" style:list-style-name="L5">
      <style:paragraph-properties fo:margin-top="0cm" fo:margin-bottom="0.106cm" style:contextual-spacing="false" fo:line-height="115%" fo:text-align="start" style:justify-single-word="false"/>
      <style:text-properties style:font-name="Segoe UI" fo:font-size="15pt" fo:language="ru" fo:country="RU" fo:font-style="italic" fo:font-weight="normal" officeooo:rsid="0021de7d" officeooo:paragraph-rsid="0021de7d" style:font-name-asian="Segoe UI1" style:font-size-asian="15pt" style:language-asian="ru" style:country-asian="RU" style:font-style-asian="italic" style:font-weight-asian="normal" style:font-name-complex="Segoe UI1" style:font-size-complex="15pt" style:font-style-complex="italic" style:font-weight-complex="normal"/>
    </style:style>
    <style:style style:name="P63" style:family="paragraph" style:parent-style-name="List_20_Paragraph" style:list-style-name="L6">
      <style:paragraph-properties fo:margin-top="0cm" fo:margin-bottom="0.106cm" style:contextual-spacing="false" fo:line-height="115%" fo:text-align="start" style:justify-single-word="false"/>
      <style:text-properties style:font-name="Segoe UI" fo:font-size="15pt" fo:language="ru" fo:country="RU" fo:font-style="normal" fo:font-weight="normal" officeooo:rsid="0021de7d" officeooo:paragraph-rsid="0022bd10"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64" style:family="paragraph" style:parent-style-name="List_20_Paragraph" style:list-style-name="L6">
      <style:paragraph-properties fo:margin-top="0cm" fo:margin-bottom="0.106cm" style:contextual-spacing="false" fo:line-height="115%" fo:text-align="start" style:justify-single-word="false"/>
      <style:text-properties style:font-name="Segoe UI" fo:font-size="15pt" fo:language="ru" fo:country="RU" fo:font-style="normal" fo:font-weight="normal" officeooo:rsid="0022bd10" officeooo:paragraph-rsid="0030777b"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65" style:family="paragraph" style:parent-style-name="List_20_Paragraph" style:list-style-name="L6">
      <style:paragraph-properties fo:margin-left="0cm" fo:margin-right="0cm" fo:margin-top="0cm" fo:margin-bottom="0.106cm" style:contextual-spacing="false" fo:line-height="115%" fo:text-align="start" style:justify-single-word="false" fo:text-indent="0cm" style:auto-text-indent="false"/>
      <style:text-properties style:font-name="Segoe UI" fo:font-size="15pt" fo:language="ru" fo:country="RU" fo:font-style="normal" fo:font-weight="normal" officeooo:rsid="0021de7d" officeooo:paragraph-rsid="0030777b" style:font-name-asian="Times New Roman" style:font-size-asian="15pt" style:language-asian="ru" style:country-asian="RU" style:font-style-asian="normal" style:font-weight-asian="normal" style:font-name-complex="Segoe UI1" style:font-size-complex="15pt" style:font-style-complex="normal" style:font-weight-complex="normal"/>
    </style:style>
    <style:style style:name="P66" style:family="paragraph" style:parent-style-name="List_20_Paragraph" style:list-style-name="L8">
      <loext:graphic-properties draw:fill="solid" draw:fill-color="#ffffff"/>
      <style:paragraph-properties fo:margin-top="0.423cm" fo:margin-bottom="0.282cm" style:contextual-spacing="true" fo:line-height="115%" fo:text-align="justify" style:justify-single-word="false" fo:background-color="#ffffff"/>
      <style:text-properties style:font-name="Segoe UI" fo:font-size="15pt" fo:language="ru" fo:country="RU" fo:font-style="normal" fo:font-weight="normal" officeooo:rsid="002633a0" officeooo:paragraph-rsid="002633a0" style:font-name-asian="Times New Roman" style:font-size-asian="13.1000003814697pt" style:language-asian="ru" style:country-asian="RU" style:font-style-asian="normal" style:font-weight-asian="normal" style:font-name-complex="Segoe UI1" style:font-size-complex="15pt" style:font-style-complex="normal" style:font-weight-complex="normal"/>
    </style:style>
    <style:style style:name="P67" style:family="paragraph" style:parent-style-name="List_20_Paragraph" style:list-style-name="L8">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style:font-name="Segoe UI" fo:font-size="15pt" fo:language="ru" fo:country="RU" fo:font-style="normal" fo:font-weight="normal" officeooo:rsid="002633a0" officeooo:paragraph-rsid="002633a0" style:font-name-asian="Times New Roman" style:font-size-asian="13.1000003814697pt" style:language-asian="ru" style:country-asian="RU" style:font-style-asian="normal" style:font-weight-asian="normal" style:font-name-complex="Segoe UI1" style:font-size-complex="15pt" style:font-style-complex="normal" style:font-weight-complex="normal"/>
    </style:style>
    <style:style style:name="P68" style:family="paragraph" style:parent-style-name="List_20_Paragraph" style:list-style-name="L7">
      <loext:graphic-properties draw:fill="solid" draw:fill-color="#ffffff"/>
      <style:paragraph-properties fo:margin-top="0.423cm" fo:margin-bottom="0.282cm" style:contextual-spacing="true" fo:line-height="115%" fo:text-align="justify" style:justify-single-word="false" fo:background-color="#ffffff"/>
      <style:text-properties style:font-name="Segoe UI" fo:font-size="15pt" fo:language="ru" fo:country="RU" fo:font-weight="normal" officeooo:rsid="002633a0" officeooo:paragraph-rsid="002633a0" style:font-name-asian="Times New Roman" style:font-size-asian="15pt" style:language-asian="ru" style:country-asian="RU" style:font-weight-asian="normal" style:font-name-complex="Segoe UI1" style:font-size-complex="15pt" style:font-weight-complex="normal"/>
    </style:style>
    <style:style style:name="P69" style:family="paragraph" style:parent-style-name="List_20_Paragraph" style:list-style-name="L7">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style:font-name="Segoe UI" fo:font-size="15pt" fo:language="ru" fo:country="RU" fo:font-weight="normal" officeooo:rsid="002633a0" officeooo:paragraph-rsid="002633a0" style:font-name-asian="Times New Roman" style:font-size-asian="15pt" style:language-asian="ru" style:country-asian="RU" style:font-weight-asian="normal" style:font-name-complex="Segoe UI1" style:font-size-complex="15pt" style:font-weight-complex="normal"/>
    </style:style>
    <style:style style:name="P70" style:family="paragraph" style:parent-style-name="List_20_Paragraph" style:list-style-name="L7">
      <loext:graphic-properties draw:fill="solid" draw:fill-color="#ffffff"/>
      <style:paragraph-properties fo:margin-top="0.423cm" fo:margin-bottom="0.282cm" style:contextual-spacing="true" fo:line-height="115%" fo:text-align="justify" style:justify-single-word="false" fo:background-color="#ffffff"/>
      <style:text-properties style:font-name="Segoe UI" fo:font-size="15pt" fo:language="en" fo:country="US" fo:font-weight="normal" officeooo:rsid="0025c1a8" officeooo:paragraph-rsid="002633a0" style:font-name-asian="Times New Roman" style:font-size-asian="15pt" style:language-asian="ru" style:country-asian="RU" style:font-weight-asian="normal" style:font-name-complex="Segoe UI1" style:font-size-complex="15pt" style:font-weight-complex="normal"/>
    </style:style>
    <style:style style:name="P71" style:family="paragraph" style:parent-style-name="List_20_Paragraph" style:list-style-name="L6">
      <style:paragraph-properties fo:margin-left="0cm" fo:margin-right="0cm" fo:margin-top="0cm" fo:margin-bottom="0.106cm" style:contextual-spacing="false" fo:line-height="115%" fo:text-align="start" style:justify-single-word="false" fo:text-indent="0cm" style:auto-text-indent="false"/>
      <style:text-properties style:font-name="Segoe UI" fo:font-size="16pt" fo:font-style="italic" officeooo:paragraph-rsid="0030777b" style:font-name-asian="Times New Roman" style:font-size-asian="16pt" style:font-style-asian="italic" style:font-name-complex="Segoe UI1" style:font-size-complex="16pt" style:font-style-complex="italic"/>
    </style:style>
    <style:style style:name="P72" style:family="paragraph" style:parent-style-name="List_20_Paragraph" style:list-style-name="L7">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style:font-name="Segoe UI" fo:font-size="16pt" fo:language="ru" fo:country="RU" fo:font-style="italic" fo:font-weight="normal" officeooo:rsid="002633a0" officeooo:paragraph-rsid="002633a0" style:font-name-asian="Times New Roman" style:font-size-asian="16pt" style:language-asian="ru" style:country-asian="RU" style:font-style-asian="italic" style:font-weight-asian="normal" style:font-name-complex="Segoe UI1" style:font-size-complex="16pt" style:font-style-complex="italic" style:font-weight-complex="normal"/>
    </style:style>
    <style:style style:name="P73" style:family="paragraph" style:parent-style-name="List_20_Paragraph" style:list-style-name="L8">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style:font-name="Segoe UI" fo:font-size="16pt" fo:language="ru" fo:country="RU" fo:font-style="italic" fo:font-weight="normal" officeooo:rsid="002633a0" officeooo:paragraph-rsid="002633a0" style:font-name-asian="Times New Roman" style:font-size-asian="14pt" style:language-asian="ru" style:country-asian="RU" style:font-style-asian="italic" style:font-weight-asian="normal" style:font-name-complex="Segoe UI1" style:font-size-complex="16pt" style:font-style-complex="italic" style:font-weight-complex="normal"/>
    </style:style>
    <style:style style:name="P74" style:family="paragraph" style:parent-style-name="List_20_Paragraph" style:list-style-name="L6">
      <style:paragraph-properties fo:margin-top="0cm" fo:margin-bottom="0.106cm" style:contextual-spacing="false" fo:line-height="115%" fo:text-align="start" style:justify-single-word="false"/>
      <style:text-properties officeooo:rsid="0022bd10" officeooo:paragraph-rsid="0022bd10"/>
    </style:style>
    <style:style style:name="P75" style:family="paragraph" style:parent-style-name="List_20_Paragraph" style:list-style-name="L6">
      <style:paragraph-properties fo:margin-top="0cm" fo:margin-bottom="0.106cm" style:contextual-spacing="false" fo:line-height="115%" fo:text-align="start" style:justify-single-word="false"/>
      <style:text-properties officeooo:paragraph-rsid="002400f5"/>
    </style:style>
    <style:style style:name="P76" style:family="paragraph" style:parent-style-name="List_20_Paragraph" style:list-style-name="L8">
      <loext:graphic-properties draw:fill="solid" draw:fill-color="#ffffff"/>
      <style:paragraph-properties fo:margin-left="0cm" fo:margin-right="0cm" fo:margin-top="0.423cm" fo:margin-bottom="0.282cm" style:contextual-spacing="true" fo:line-height="115%" fo:text-align="justify" style:justify-single-word="false" fo:text-indent="0cm" style:auto-text-indent="false" fo:background-color="#ffffff"/>
      <style:text-properties officeooo:paragraph-rsid="002633a0"/>
    </style:style>
    <style:style style:name="P77" style:family="paragraph" style:parent-style-name="List_20_Paragraph" style:list-style-name="L6">
      <style:paragraph-properties fo:margin-left="0cm" fo:margin-right="0cm" fo:margin-top="0cm" fo:margin-bottom="0.106cm" style:contextual-spacing="false" fo:line-height="115%" fo:text-align="start" style:justify-single-word="false" fo:text-indent="0cm" style:auto-text-indent="false"/>
      <style:text-properties fo:font-size="15pt" officeooo:paragraph-rsid="002400f5" style:font-size-asian="15pt" style:font-name-complex="Segoe UI1" style:font-size-complex="15pt"/>
    </style:style>
    <style:style style:name="P78" style:family="paragraph" style:parent-style-name="List_20_Paragraph" style:list-style-name="L6">
      <style:paragraph-properties fo:margin-top="0cm" fo:margin-bottom="0.106cm" style:contextual-spacing="false" fo:line-height="115%" fo:text-align="start" style:justify-single-word="false"/>
      <style:text-properties fo:font-size="15pt" officeooo:rsid="0022bd10" officeooo:paragraph-rsid="0030777b" style:font-size-asian="15pt" style:font-size-complex="15pt"/>
    </style:style>
    <style:style style:name="P79" style:family="paragraph" style:parent-style-name="List_20_Paragraph" style:list-style-name="L6">
      <style:paragraph-properties fo:margin-left="0cm" fo:margin-right="0cm" fo:margin-top="0cm" fo:margin-bottom="0.106cm" style:contextual-spacing="false" fo:line-height="115%" fo:text-align="start" style:justify-single-word="false" fo:text-indent="0cm" style:auto-text-indent="false"/>
      <style:text-properties fo:font-size="15pt" officeooo:rsid="0022bd10" officeooo:paragraph-rsid="0030777b" style:font-size-asian="15pt" style:font-size-complex="15pt"/>
    </style:style>
    <style:style style:name="P80" style:family="paragraph" style:parent-style-name="List_20_Paragraph" style:list-style-name="L6">
      <style:paragraph-properties fo:margin-left="0cm" fo:margin-right="0cm" fo:margin-top="0cm" fo:margin-bottom="0.106cm" style:contextual-spacing="false" fo:line-height="115%" fo:text-align="start" style:justify-single-word="false" fo:text-indent="0cm" style:auto-text-indent="false"/>
      <style:text-properties fo:font-size="15pt" officeooo:paragraph-rsid="0030777b" style:font-size-asian="15pt" style:font-size-complex="15pt"/>
    </style:style>
    <style:style style:name="P81" style:family="paragraph" style:parent-style-name="List_20_Paragraph" style:list-style-name="L7">
      <loext:graphic-properties draw:fill="solid" draw:fill-color="#ffffff"/>
      <style:paragraph-properties fo:margin-top="0.423cm" fo:margin-bottom="0.282cm" style:contextual-spacing="true" fo:line-height="115%" fo:text-align="justify" style:justify-single-word="false" fo:background-color="#ffffff"/>
      <style:text-properties fo:font-size="15pt" officeooo:rsid="002633a0" officeooo:paragraph-rsid="002633a0" style:font-size-asian="15pt" style:font-size-complex="15pt"/>
    </style:style>
    <style:style style:name="P82" style:family="paragraph" style:parent-style-name="Standard" style:list-style-name="Numbering_20_123">
      <style:paragraph-properties fo:margin-top="0cm" fo:margin-bottom="0.106cm" style:contextual-spacing="false" fo:line-height="115%" fo:text-align="start" style:justify-single-word="false"/>
      <style:text-properties officeooo:paragraph-rsid="0019c784"/>
    </style:style>
    <style:style style:name="P83" style:family="paragraph" style:parent-style-name="Standard" style:list-style-name="L5">
      <style:paragraph-properties fo:margin-left="0cm" fo:margin-right="0cm" fo:margin-top="0cm" fo:margin-bottom="0.106cm" style:contextual-spacing="false" fo:line-height="115%" fo:text-align="start" style:justify-single-word="false" fo:text-indent="0cm" style:auto-text-indent="false"/>
      <style:text-properties officeooo:paragraph-rsid="0022bd10"/>
    </style:style>
    <style:style style:name="P84" style:family="paragraph" style:parent-style-name="Standard" style:list-style-name="L6">
      <style:paragraph-properties fo:margin-left="0cm" fo:margin-right="0cm" fo:margin-top="0cm" fo:margin-bottom="0.106cm" style:contextual-spacing="false" fo:line-height="115%" fo:text-align="start" style:justify-single-word="false" fo:text-indent="0cm" style:auto-text-indent="false"/>
      <style:text-properties officeooo:paragraph-rsid="0022bd10"/>
    </style:style>
    <style:style style:name="P85" style:family="paragraph" style:parent-style-name="Standard" style:list-style-name="L2">
      <style:paragraph-properties fo:margin-top="0cm" fo:margin-bottom="0.106cm" style:contextual-spacing="false" fo:line-height="115%" fo:text-align="justify" style:justify-single-word="false"/>
      <style:text-properties officeooo:paragraph-rsid="0020bf74"/>
    </style:style>
    <style:style style:name="P86" style:family="paragraph" style:parent-style-name="Standard" style:list-style-name="L1">
      <style:paragraph-properties fo:margin-top="0cm" fo:margin-bottom="0cm" style:contextual-spacing="true" fo:line-height="115%" fo:text-align="justify" style:justify-single-word="false"/>
      <style:text-properties style:font-name="Segoe UI" fo:font-size="15pt" officeooo:paragraph-rsid="001f4421" style:font-name-asian="Segoe UI1" style:font-size-asian="15pt" style:font-name-complex="Segoe UI1" style:font-size-complex="15pt"/>
    </style:style>
    <style:style style:name="P87" style:family="paragraph" style:parent-style-name="Standard" style:list-style-name="L1">
      <style:paragraph-properties fo:margin-top="0cm" fo:margin-bottom="0cm" style:contextual-spacing="true" fo:line-height="115%" fo:text-align="justify" style:justify-single-word="false"/>
      <style:text-properties style:font-name="Segoe UI" fo:font-size="15pt" officeooo:rsid="001f4421" officeooo:paragraph-rsid="001f4421" style:font-name-asian="Segoe UI1" style:font-size-asian="15pt" style:font-name-complex="Segoe UI1" style:font-size-complex="15pt"/>
    </style:style>
    <style:style style:name="P88" style:family="paragraph" style:parent-style-name="Standard" style:list-style-name="L3">
      <style:paragraph-properties fo:margin-top="0cm" fo:margin-bottom="0.106cm" style:contextual-spacing="false" fo:line-height="115%" fo:text-align="justify" style:justify-single-word="false"/>
      <style:text-properties style:font-name="Segoe UI" fo:font-size="15pt" fo:language="ru" fo:country="RU" fo:font-weight="normal" officeooo:rsid="0020bf74" officeooo:paragraph-rsid="0020bf74" style:font-name-asian="Segoe UI1" style:font-size-asian="15pt" style:language-asian="ru" style:country-asian="RU" style:font-weight-asian="normal" style:font-name-complex="Segoe UI1" style:font-size-complex="15pt" style:font-weight-complex="normal"/>
    </style:style>
    <style:style style:name="P89" style:family="paragraph" style:parent-style-name="Standard" style:list-style-name="L4">
      <style:paragraph-properties fo:margin-top="0cm" fo:margin-bottom="0.106cm" style:contextual-spacing="false" fo:line-height="115%" fo:text-align="start" style:justify-single-word="false"/>
      <style:text-properties style:font-name="Segoe UI" fo:font-size="15pt" fo:language="ru" fo:country="RU" fo:font-weight="normal" officeooo:rsid="0021de7d" officeooo:paragraph-rsid="0021de7d" style:font-name-asian="Segoe UI1" style:font-size-asian="15pt" style:language-asian="ru" style:country-asian="RU" style:font-weight-asian="normal" style:font-name-complex="Segoe UI1" style:font-size-complex="15pt" style:font-weight-complex="normal"/>
    </style:style>
    <style:style style:name="P90" style:family="paragraph" style:parent-style-name="Standard" style:list-style-name="L7">
      <style:paragraph-properties fo:margin-top="0cm" fo:margin-bottom="0.106cm" style:contextual-spacing="false" fo:line-height="115%" fo:text-align="start" style:justify-single-word="false"/>
      <style:text-properties style:font-name="Segoe UI" fo:font-size="15pt" fo:language="ru" fo:country="RU" fo:font-weight="normal" officeooo:rsid="002b1f0d" officeooo:paragraph-rsid="002633a0" style:font-name-asian="Segoe UI1" style:font-size-asian="15pt" style:language-asian="ru" style:country-asian="RU" style:font-weight-asian="normal" style:font-name-complex="Segoe UI1" style:font-size-complex="15pt" style:font-weight-complex="normal"/>
    </style:style>
    <style:style style:name="P91" style:family="paragraph" style:parent-style-name="Standard" style:list-style-name="L5">
      <style:paragraph-properties fo:margin-top="0cm" fo:margin-bottom="0.106cm" style:contextual-spacing="false" fo:line-height="115%" fo:text-align="start" style:justify-single-word="false"/>
      <style:text-properties style:font-name="Segoe UI" fo:font-size="15pt" fo:language="ru" fo:country="RU" fo:font-style="italic" fo:font-weight="normal" officeooo:rsid="0021de7d" officeooo:paragraph-rsid="0021de7d" style:font-name-asian="Segoe UI1" style:font-size-asian="15pt" style:language-asian="ru" style:country-asian="RU" style:font-style-asian="italic" style:font-weight-asian="normal" style:font-name-complex="Segoe UI1" style:font-size-complex="15pt" style:font-style-complex="italic" style:font-weight-complex="normal"/>
    </style:style>
    <style:style style:name="P92" style:family="paragraph" style:parent-style-name="Standard" style:list-style-name="L5">
      <style:paragraph-properties fo:margin-left="0cm" fo:margin-right="0cm" fo:margin-top="0cm" fo:margin-bottom="0.106cm" style:contextual-spacing="false" fo:line-height="115%" fo:text-align="start" style:justify-single-word="false" fo:text-indent="0cm" style:auto-text-indent="false"/>
      <style:text-properties style:font-name="Segoe UI" fo:font-size="15pt" fo:language="ru" fo:country="RU" fo:font-style="normal" fo:font-weight="normal" officeooo:rsid="0021de7d" officeooo:paragraph-rsid="0021de7d"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93" style:family="paragraph" style:parent-style-name="Standard" style:list-style-name="L6">
      <style:paragraph-properties fo:margin-left="0cm" fo:margin-right="0cm" fo:margin-top="0cm" fo:margin-bottom="0.106cm" style:contextual-spacing="false" fo:line-height="115%" fo:text-align="start" style:justify-single-word="false" fo:text-indent="0cm" style:auto-text-indent="false"/>
      <style:text-properties style:font-name="Segoe UI" fo:font-size="15pt" fo:language="ru" fo:country="RU" fo:font-style="normal" fo:font-weight="normal" officeooo:rsid="0022bd10" officeooo:paragraph-rsid="002400f5"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94" style:family="paragraph" style:parent-style-name="Standard" style:list-style-name="L9">
      <loext:graphic-properties draw:fill="solid" draw:fill-color="#ffffff"/>
      <style:paragraph-properties fo:margin-top="0cm" fo:margin-bottom="0.106cm" style:contextual-spacing="false" fo:line-height="115%" fo:text-align="justify" style:justify-single-word="false" fo:background-color="#ffffff"/>
      <style:text-properties style:font-name="Segoe UI" fo:font-size="15pt" fo:language="ru" fo:country="RU" fo:font-style="normal" fo:font-weight="normal" officeooo:rsid="0028872c" officeooo:paragraph-rsid="0028872c"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95" style:family="paragraph" style:parent-style-name="Standard" style:list-style-name="L11">
      <loext:graphic-properties draw:fill="solid" draw:fill-color="#ffffff"/>
      <style:paragraph-properties fo:margin-top="0cm" fo:margin-bottom="0.106cm" style:contextual-spacing="false" fo:line-height="115%" fo:text-align="start" style:justify-single-word="false" fo:background-color="#ffffff"/>
      <style:text-properties style:font-name="Segoe UI" fo:font-size="15pt" fo:language="ru" fo:country="RU" fo:font-style="normal" fo:font-weight="normal" officeooo:rsid="002899e3" officeooo:paragraph-rsid="002899e3"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96" style:family="paragraph" style:parent-style-name="Standard" style:list-style-name="L11">
      <loext:graphic-properties draw:fill="solid" draw:fill-color="#ffffff"/>
      <style:paragraph-properties fo:margin-top="0cm" fo:margin-bottom="0.106cm" style:contextual-spacing="false" fo:line-height="115%" fo:text-align="start" style:justify-single-word="false" fo:background-color="#ffffff"/>
      <style:text-properties style:font-name="Segoe UI" fo:font-size="15pt" fo:language="ru" fo:country="RU" fo:font-style="normal" fo:font-weight="normal" officeooo:rsid="002a4a5c" officeooo:paragraph-rsid="002a4a5c"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97" style:family="paragraph" style:parent-style-name="Standard" style:list-style-name="L7">
      <style:paragraph-properties fo:margin-top="0cm" fo:margin-bottom="0.106cm" style:contextual-spacing="false" fo:line-height="115%" fo:text-align="start" style:justify-single-word="false"/>
      <style:text-properties style:font-name="Segoe UI" fo:font-size="15pt" fo:language="en" fo:country="US" fo:font-weight="normal" officeooo:rsid="0025c1a8" officeooo:paragraph-rsid="0025c1a8" style:font-name-asian="Segoe UI1" style:font-size-asian="15pt" style:language-asian="ru" style:country-asian="RU" style:font-weight-asian="normal" style:font-name-complex="Segoe UI1" style:font-size-complex="15pt" style:font-weight-complex="normal"/>
    </style:style>
    <style:style style:name="P98" style:family="paragraph" style:parent-style-name="Standard" style:list-style-name="WWNum6">
      <style:paragraph-properties fo:margin-top="0cm" fo:margin-bottom="0cm" style:contextual-spacing="false" fo:line-height="115%" fo:text-align="justify" style:justify-single-word="false"/>
      <style:text-properties style:font-name="Segoe UI" fo:font-size="15pt" officeooo:paragraph-rsid="002633a0" style:font-name-asian="Times New Roman" style:font-size-asian="15pt" style:font-name-complex="Segoe UI1" style:font-size-complex="15pt"/>
    </style:style>
    <style:style style:name="P99" style:family="paragraph" style:parent-style-name="Standard" style:list-style-name="L1">
      <loext:graphic-properties draw:fill="none"/>
      <style:paragraph-properties fo:margin-left="0cm" fo:margin-right="0cm" fo:margin-top="0cm" fo:margin-bottom="0cm" style:contextual-spacing="true" fo:line-height="115%" fo:text-align="justify" style:justify-single-word="false" fo:text-indent="0cm" style:auto-text-indent="false" fo:background-color="transparent"/>
      <style:text-properties style:font-name="Segoe UI" fo:font-size="20pt" fo:language="ru" fo:country="RU" fo:font-weight="normal" officeooo:rsid="0019c784" officeooo:paragraph-rsid="001f4421" style:font-name-asian="Segoe UI1" style:font-size-asian="20pt" style:language-asian="ru" style:country-asian="RU" style:font-weight-asian="normal" style:font-name-complex="Segoe UI1" style:font-size-complex="20pt" style:font-weight-complex="normal"/>
    </style:style>
    <style:style style:name="P100"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text-indent="0cm" style:auto-text-indent="false" fo:background-color="#ffffff"/>
      <style:text-properties style:font-name="Segoe UI" fo:font-size="20pt" fo:language="en" fo:country="US" fo:font-style="normal" fo:font-weight="normal" officeooo:rsid="002899e3" officeooo:paragraph-rsid="002899e3"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P101" style:family="paragraph" style:parent-style-name="Standard" style:list-style-name="L6">
      <style:paragraph-properties fo:margin-left="0cm" fo:margin-right="0cm" fo:margin-top="0cm" fo:margin-bottom="0.106cm" style:contextual-spacing="false" fo:line-height="115%" fo:text-align="start" style:justify-single-word="false" fo:text-indent="0cm" style:auto-text-indent="false"/>
      <style:text-properties fo:font-size="15pt" officeooo:rsid="0022bd10" officeooo:paragraph-rsid="002400f5" style:font-size-asian="15pt" style:font-size-complex="15pt"/>
    </style:style>
    <style:style style:name="P102" style:family="paragraph" style:parent-style-name="Standard" style:list-style-name="L7">
      <style:paragraph-properties fo:margin-top="0cm" fo:margin-bottom="0.106cm" style:contextual-spacing="false" fo:line-height="115%" fo:text-align="start" style:justify-single-word="false"/>
      <style:text-properties fo:font-size="15pt" officeooo:rsid="002633a0" officeooo:paragraph-rsid="002633a0" style:font-size-asian="15pt" style:font-size-complex="15pt"/>
    </style:style>
    <style:style style:name="P103" style:family="paragraph" style:parent-style-name="Standard" style:list-style-name="L10">
      <style:paragraph-properties fo:text-align="justify" style:justify-single-word="false"/>
      <style:text-properties fo:font-size="15pt" officeooo:rsid="002899e3" officeooo:paragraph-rsid="002899e3" style:font-size-asian="15pt" style:font-size-complex="15pt"/>
    </style:style>
    <style:style style:name="P104" style:family="paragraph" style:parent-style-name="Standard">
      <loext:graphic-properties draw:fill="solid" draw:fill-color="#ffffff"/>
      <style:paragraph-properties fo:margin-left="0cm" fo:margin-right="0cm" fo:margin-top="0cm" fo:margin-bottom="0.106cm" style:contextual-spacing="false" fo:line-height="115%" fo:text-align="justify" style:justify-single-word="false" fo:text-indent="0cm" style:auto-text-indent="false" fo:background-color="#ffffff"/>
      <style:text-properties fo:font-size="15pt" fo:language="ru" fo:country="RU" fo:font-style="normal" officeooo:rsid="002633a0" officeooo:paragraph-rsid="00310cd6" style:font-size-asian="15pt" style:font-style-asian="normal" style:font-size-complex="15pt" style:font-style-complex="normal"/>
    </style:style>
    <style:style style:name="P105" style:family="paragraph" style:parent-style-name="Text_20_body" style:list-style-name="List_20_1">
      <style:paragraph-properties fo:margin-top="0cm" fo:margin-bottom="0.106cm" style:contextual-spacing="false" fo:line-height="115%" fo:text-align="justify" style:justify-single-word="false"/>
      <style:text-properties style:font-name="Segoe UI" fo:font-size="15pt" fo:language="ru" fo:country="RU" fo:font-weight="normal" officeooo:rsid="001d300f" officeooo:paragraph-rsid="001d300f" style:font-name-asian="Segoe UI1" style:font-size-asian="15pt" style:language-asian="ru" style:country-asian="RU" style:font-weight-asian="normal" style:font-name-complex="Segoe UI1" style:font-size-complex="15pt" style:font-weight-complex="normal"/>
    </style:style>
    <style:style style:name="P106" style:family="paragraph" style:parent-style-name="Text_20_body" style:list-style-name="L15">
      <style:text-properties style:font-name="Segoe UI" fo:font-size="15pt" fo:language="ru" fo:country="RU" fo:font-style="normal" fo:font-weight="normal" officeooo:rsid="002a4a5c" officeooo:paragraph-rsid="002b1f0d"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P107" style:family="paragraph" style:parent-style-name="Text_20_body" style:list-style-name="L12">
      <style:text-properties fo:font-size="15pt" officeooo:paragraph-rsid="002b1f0d" style:font-size-asian="15pt" style:font-size-complex="15pt"/>
    </style:style>
    <style:style style:name="P108" style:family="paragraph" style:parent-style-name="Text_20_body" style:list-style-name="L13">
      <style:text-properties fo:font-size="15pt" officeooo:paragraph-rsid="002b1f0d" style:font-size-asian="15pt" style:font-size-complex="15pt"/>
    </style:style>
    <style:style style:name="P109" style:family="paragraph" style:parent-style-name="Text_20_body" style:list-style-name="L14">
      <style:text-properties fo:font-size="15pt" officeooo:paragraph-rsid="002b1f0d" style:font-size-asian="15pt" style:font-size-complex="15pt"/>
    </style:style>
    <style:style style:name="P110" style:family="paragraph" style:parent-style-name="Text_20_body" style:list-style-name="L15">
      <style:text-properties fo:font-size="15pt" officeooo:paragraph-rsid="002b1f0d" style:font-size-asian="15pt" style:font-size-complex="15pt"/>
    </style:style>
    <style:style style:name="P111" style:family="paragraph">
      <loext:graphic-properties draw:fill="none" draw:fill-color="#ffffff"/>
      <style:paragraph-properties style:writing-mode="lr-tb"/>
      <style:text-properties fo:font-size="15pt" style:font-size-asian="15pt" style:font-size-complex="15pt"/>
    </style:style>
    <style:style style:name="P112" style:family="paragraph">
      <loext:graphic-properties draw:fill="solid" draw:fill-color="#000000"/>
      <style:paragraph-properties fo:text-align="center"/>
    </style:style>
    <style:style style:name="P113" style:family="paragraph">
      <style:paragraph-properties fo:text-align="center"/>
    </style:style>
    <style:style style:name="P114" style:family="paragraph">
      <style:paragraph-properties fo:text-align="center" style:writing-mode="lr-tb"/>
      <style:text-properties fo:font-size="15pt" style:font-size-asian="15pt" style:font-size-complex="15pt"/>
    </style:style>
    <style:style style:name="P115" style:family="paragraph">
      <loext:graphic-properties draw:fill="solid" draw:fill-color="#fff8dc"/>
      <style:paragraph-properties fo:text-align="center" style:writing-mode="lr-tb"/>
      <style:text-properties fo:font-size="15pt" style:font-size-asian="15pt" style:font-size-complex="15pt"/>
    </style:style>
    <style:style style:name="P116" style:family="paragraph">
      <loext:graphic-properties draw:fill="none" draw:fill-color="#ffffff"/>
      <style:paragraph-properties style:writing-mode="lr-tb"/>
      <style:text-properties fo:font-size="14pt" style:font-size-asian="14pt" style:font-size-complex="14pt"/>
    </style:style>
    <style:style style:name="P11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5pt" style:font-size-asian="15pt" style:font-size-complex="15pt" fo:hyphenate="false" loext:hyphenation-no-caps="false"/>
    </style:style>
    <style:style style:name="P118" style:family="paragraph">
      <loext:graphic-properties draw:fill="solid" draw:fill-color="#fff8d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5pt" style:font-size-asian="15pt" style:font-size-complex="15pt" fo:hyphenate="false" loext:hyphenation-no-caps="false"/>
    </style:style>
    <style:style style:name="P119" style:family="paragraph">
      <loext:graphic-properties draw:fill="none" draw:fill-color="#ffffff"/>
      <style:paragraph-properties style:writing-mode="lr-tb"/>
      <style:text-properties fo:font-size="13pt" style:font-size-asian="13pt" style:font-size-complex="13pt"/>
    </style:style>
    <style:style style:name="P120" style:family="paragraph">
      <loext:graphic-properties draw:fill="none" draw:fill-color="#ffffff"/>
      <style:paragraph-properties fo:text-align="center" style:writing-mode="lr-tb"/>
      <style:text-properties fo:font-size="14pt" style:font-size-asian="14pt" style:font-size-complex="14pt"/>
    </style:style>
    <style:style style:name="P12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122" style:family="paragraph">
      <loext:graphic-properties draw:fill="solid" draw:fill-color="#fff8d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5pt" fo:font-weight="bold" style:font-size-asian="15pt" style:font-weight-asian="bold" style:font-size-complex="15pt" style:font-weight-complex="bold" fo:hyphenate="false" loext:hyphenation-no-caps="false"/>
    </style:style>
    <style:style style:name="P12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24"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25" style:family="paragraph">
      <loext:graphic-properties draw:fill="solid" draw:fill-color="#ffd700"/>
      <style:text-properties fo:font-size="12pt"/>
    </style:style>
    <style:style style:name="P126" style:family="paragraph">
      <loext:graphic-properties draw:fill="solid" draw:fill-color="#87ceeb"/>
      <style:paragraph-properties fo:text-align="center"/>
      <style:text-properties fo:font-size="12pt"/>
    </style:style>
    <style:style style:name="T1" style:family="text">
      <style:text-properties style:font-name="Segoe UI" fo:font-size="16pt" fo:language="ru" fo:country="RU" fo:font-style="italic" fo:font-weight="normal" officeooo:rsid="002633a0" style:font-name-asian="Times New Roman" style:font-size-asian="14pt" style:language-asian="ru" style:country-asian="RU" style:font-style-asian="italic" style:font-weight-asian="normal" style:font-name-complex="Segoe UI1" style:font-size-complex="16pt" style:font-style-complex="italic" style:font-weight-complex="normal"/>
    </style:style>
    <style:style style:name="T2" style:family="text">
      <style:text-properties style:font-name="Segoe UI" fo:font-size="18pt" fo:language="ru" fo:country="RU" style:font-name-asian="Arial1" style:font-size-asian="18pt" style:language-asian="ru" style:country-asian="RU" style:font-name-complex="Segoe UI1" style:font-size-complex="18pt"/>
    </style:style>
    <style:style style:name="T3" style:family="text">
      <style:text-properties style:font-name="Segoe UI" fo:font-size="18pt" fo:language="en" fo:country="US" officeooo:rsid="0017a057" style:font-name-asian="Arial1" style:font-size-asian="18pt" style:language-asian="ru" style:country-asian="RU" style:font-name-complex="Segoe UI1" style:font-size-complex="18pt"/>
    </style:style>
    <style:style style:name="T4" style:family="text">
      <style:text-properties style:font-name="Segoe UI" fo:language="ru" fo:country="RU" style:font-name-asian="Segoe UI1" style:language-asian="ru" style:country-asian="RU" style:font-name-complex="Segoe UI1"/>
    </style:style>
    <style:style style:name="T5" style:family="text">
      <style:text-properties style:font-name="Segoe UI" fo:language="ru" fo:country="RU" officeooo:rsid="002a4a5c" style:font-name-asian="Segoe UI1" style:language-asian="ru" style:country-asian="RU" style:font-name-complex="Segoe UI1"/>
    </style:style>
    <style:style style:name="T6" style:family="text">
      <style:text-properties style:font-name="Segoe UI" fo:language="ru" fo:country="RU" fo:font-weight="normal" style:font-name-asian="Segoe UI1" style:language-asian="ru" style:country-asian="RU" style:font-weight-asian="normal" style:font-name-complex="Segoe UI1" style:font-weight-complex="normal"/>
    </style:style>
    <style:style style:name="T7" style:family="text">
      <style:text-properties style:font-name="Segoe UI" fo:language="ru" fo:country="RU" fo:font-weight="normal" officeooo:rsid="001e63a3" style:font-name-asian="Segoe UI1" style:language-asian="ru" style:country-asian="RU" style:font-weight-asian="normal" style:font-name-complex="Segoe UI1" style:font-weight-complex="normal"/>
    </style:style>
    <style:style style:name="T8" style:family="text">
      <style:text-properties style:font-name="Segoe UI" fo:language="ru" fo:country="RU" fo:font-weight="normal" officeooo:rsid="001b54d0" style:font-name-asian="Segoe UI1" style:language-asian="ru" style:country-asian="RU" style:font-weight-asian="normal" style:font-name-complex="Segoe UI1" style:font-weight-complex="normal"/>
    </style:style>
    <style:style style:name="T9" style:family="text">
      <style:text-properties style:font-name="Segoe UI" fo:language="ru" fo:country="RU" fo:font-weight="normal" officeooo:rsid="0021de7d" style:font-name-asian="Segoe UI1" style:language-asian="ru" style:country-asian="RU" style:font-weight-asian="normal" style:font-name-complex="Segoe UI1" style:font-weight-complex="normal"/>
    </style:style>
    <style:style style:name="T10" style:family="text">
      <style:text-properties style:font-name="Segoe UI" fo:language="ru" fo:country="RU" fo:font-weight="normal" officeooo:rsid="0025c1a8" style:font-name-asian="Segoe UI1" style:language-asian="ru" style:country-asian="RU" style:font-weight-asian="normal" style:font-name-complex="Segoe UI1" style:font-weight-complex="normal"/>
    </style:style>
    <style:style style:name="T11" style:family="text">
      <style:text-properties style:font-name="Segoe UI" fo:language="ru" fo:country="RU" fo:font-weight="normal" officeooo:rsid="002b1f0d" style:font-name-asian="Segoe UI1" style:language-asian="ru" style:country-asian="RU" style:font-weight-asian="normal" style:font-name-complex="Segoe UI1" style:font-weight-complex="normal"/>
    </style:style>
    <style:style style:name="T12" style:family="text">
      <style:text-properties style:font-name="Segoe UI" fo:language="ru" fo:country="RU" fo:font-weight="normal" style:font-name-asian="Times New Roman" style:language-asian="ru" style:country-asian="RU" style:font-weight-asian="normal" style:font-name-complex="Segoe UI1" style:font-weight-complex="normal"/>
    </style:style>
    <style:style style:name="T13" style:family="text">
      <style:text-properties style:font-name="Segoe UI" fo:language="ru" fo:country="RU" fo:font-weight="normal" officeooo:rsid="0019c784" style:font-name-asian="Times New Roman" style:language-asian="ru" style:country-asian="RU" style:font-weight-asian="normal" style:font-name-complex="Segoe UI1" style:font-weight-complex="normal"/>
    </style:style>
    <style:style style:name="T14" style:family="text">
      <style:text-properties style:font-name="Segoe UI" fo:language="ru" fo:country="RU" fo:font-weight="normal" officeooo:rsid="001baf8c" style:font-name-asian="Times New Roman" style:language-asian="ru" style:country-asian="RU" style:font-weight-asian="normal" style:font-name-complex="Segoe UI1" style:font-weight-complex="normal"/>
    </style:style>
    <style:style style:name="T15" style:family="text">
      <style:text-properties style:font-name="Segoe UI" fo:language="ru" fo:country="RU" fo:font-weight="normal" officeooo:rsid="0025c1a8" style:font-name-asian="Times New Roman" style:language-asian="ru" style:country-asian="RU" style:font-weight-asian="normal" style:font-name-complex="Segoe UI1" style:font-weight-complex="normal"/>
    </style:style>
    <style:style style:name="T16" style:family="text">
      <style:text-properties style:font-name="Segoe UI" fo:language="ru" fo:country="RU" fo:font-weight="normal" officeooo:rsid="002b1f0d" style:font-name-asian="Times New Roman" style:language-asian="ru" style:country-asian="RU" style:font-weight-asian="normal" style:font-name-complex="Segoe UI1" style:font-weight-complex="normal"/>
    </style:style>
    <style:style style:name="T17" style:family="text">
      <style:text-properties style:font-name="Segoe UI" fo:language="ru" fo:country="RU" fo:font-weight="normal" officeooo:rsid="002c5b47" style:font-name-asian="Times New Roman" style:language-asian="ru" style:country-asian="RU" style:font-weight-asian="normal" style:font-name-complex="Segoe UI1" style:font-weight-complex="normal"/>
    </style:style>
    <style:style style:name="T18" style:family="text">
      <style:text-properties style:font-name="Segoe UI" fo:language="ru" fo:country="RU" fo:font-style="normal" fo:font-weight="normal" style:font-name-asian="Segoe UI1" style:language-asian="ru" style:country-asian="RU" style:font-style-asian="normal" style:font-weight-asian="normal" style:font-name-complex="Segoe UI1" style:font-style-complex="normal" style:font-weight-complex="normal"/>
    </style:style>
    <style:style style:name="T19" style:family="text">
      <style:text-properties style:font-name="Segoe UI" fo:language="ru" fo:country="RU" fo:font-style="normal" fo:font-weight="normal" officeooo:rsid="002400f5" style:font-name-asian="Segoe UI1" style:language-asian="ru" style:country-asian="RU" style:font-style-asian="normal" style:font-weight-asian="normal" style:font-name-complex="Segoe UI1" style:font-style-complex="normal" style:font-weight-complex="normal"/>
    </style:style>
    <style:style style:name="T20" style:family="text">
      <style:text-properties style:font-name="Segoe UI" fo:language="ru" fo:country="RU" fo:font-style="normal" fo:font-weight="normal" officeooo:rsid="0022bd10" style:font-name-asian="Segoe UI1" style:language-asian="ru" style:country-asian="RU" style:font-style-asian="normal" style:font-weight-asian="normal" style:font-name-complex="Segoe UI1" style:font-style-complex="normal" style:font-weight-complex="normal"/>
    </style:style>
    <style:style style:name="T21" style:family="text">
      <style:text-properties style:font-name="Segoe UI" fo:language="ru" fo:country="RU" fo:font-style="normal" fo:font-weight="normal" officeooo:rsid="0025c1a8" style:font-name-asian="Segoe UI1" style:language-asian="ru" style:country-asian="RU" style:font-style-asian="normal" style:font-weight-asian="normal" style:font-name-complex="Segoe UI1" style:font-style-complex="normal" style:font-weight-complex="normal"/>
    </style:style>
    <style:style style:name="T22" style:family="text">
      <style:text-properties style:font-name="Segoe UI" fo:language="ru" fo:country="RU" fo:font-style="normal" fo:font-weight="normal" officeooo:rsid="0028872c" style:font-name-asian="Segoe UI1" style:language-asian="ru" style:country-asian="RU" style:font-style-asian="normal" style:font-weight-asian="normal" style:font-name-complex="Segoe UI1" style:font-style-complex="normal" style:font-weight-complex="normal"/>
    </style:style>
    <style:style style:name="T23" style:family="text">
      <style:text-properties style:font-name="Segoe UI" fo:language="ru" fo:country="RU" fo:font-style="normal" fo:font-weight="normal" officeooo:rsid="002899e3" style:font-name-asian="Segoe UI1" style:language-asian="ru" style:country-asian="RU" style:font-style-asian="normal" style:font-weight-asian="normal" style:font-name-complex="Segoe UI1" style:font-style-complex="normal" style:font-weight-complex="normal"/>
    </style:style>
    <style:style style:name="T24" style:family="text">
      <style:text-properties style:font-name="Segoe UI" fo:language="ru" fo:country="RU" officeooo:rsid="0017a057" style:font-name-asian="Arial1" style:language-asian="ru" style:country-asian="RU" style:font-name-complex="Segoe UI1"/>
    </style:style>
    <style:style style:name="T25" style:family="text">
      <style:text-properties style:font-name="Segoe UI" fo:language="ru" fo:country="RU" officeooo:rsid="0015bf74" style:font-name-asian="Arial1" style:language-asian="ru" style:country-asian="RU" style:font-name-complex="Segoe UI1"/>
    </style:style>
    <style:style style:name="T26" style:family="text">
      <style:text-properties style:font-name="Segoe UI" fo:font-size="20pt" fo:language="ru" fo:country="RU" fo:font-weight="normal" style:font-name-asian="Segoe UI1" style:font-size-asian="20pt" style:language-asian="ru" style:country-asian="RU" style:font-weight-asian="normal" style:font-name-complex="Segoe UI1" style:font-size-complex="20pt" style:font-weight-complex="normal"/>
    </style:style>
    <style:style style:name="T27" style:family="text">
      <style:text-properties style:font-name="Segoe UI" fo:font-size="20pt" fo:language="ru" fo:country="RU" fo:font-weight="normal" officeooo:rsid="0015bf74" style:font-name-asian="Segoe UI1" style:font-size-asian="20pt" style:language-asian="ru" style:country-asian="RU" style:font-weight-asian="normal" style:font-name-complex="Segoe UI1" style:font-size-complex="20pt" style:font-weight-complex="normal"/>
    </style:style>
    <style:style style:name="T28" style:family="text">
      <style:text-properties style:font-name="Segoe UI" fo:font-size="20pt" fo:language="ru" fo:country="RU" fo:font-weight="normal" officeooo:rsid="0019c784" style:font-name-asian="Segoe UI1" style:font-size-asian="20pt" style:language-asian="ru" style:country-asian="RU" style:font-weight-asian="normal" style:font-name-complex="Segoe UI1" style:font-size-complex="20pt" style:font-weight-complex="normal"/>
    </style:style>
    <style:style style:name="T29" style:family="text">
      <style:text-properties style:font-name="Segoe UI" fo:font-size="20pt" fo:language="ru" fo:country="RU" fo:font-weight="normal" officeooo:rsid="0020bf74" style:font-name-asian="Segoe UI1" style:font-size-asian="20pt" style:language-asian="ru" style:country-asian="RU" style:font-weight-asian="normal" style:font-name-complex="Segoe UI1" style:font-size-complex="20pt" style:font-weight-complex="normal"/>
    </style:style>
    <style:style style:name="T30" style:family="text">
      <style:text-properties style:font-name="Segoe UI" fo:font-size="20pt" fo:language="ru" fo:country="RU" fo:font-weight="normal" officeooo:rsid="0025c1a8" style:font-name-asian="Segoe UI1" style:font-size-asian="20pt" style:language-asian="ru" style:country-asian="RU" style:font-weight-asian="normal" style:font-name-complex="Segoe UI1" style:font-size-complex="20pt" style:font-weight-complex="normal"/>
    </style:style>
    <style:style style:name="T31" style:family="text">
      <style:text-properties style:font-name="Segoe UI" fo:font-size="20pt" fo:language="ru" fo:country="RU" fo:font-style="normal" fo:font-weight="normal"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T32" style:family="text">
      <style:text-properties style:font-name="Segoe UI" fo:font-size="20pt" fo:language="ru" fo:country="RU" fo:font-style="normal" fo:font-weight="normal" officeooo:rsid="0025c1a8"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T33" style:family="text">
      <style:text-properties style:font-name="Segoe UI" fo:font-size="20pt" fo:language="ru" fo:country="RU" fo:font-style="normal" fo:font-weight="normal" officeooo:rsid="002899e3"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T34" style:family="text">
      <style:text-properties style:font-name="Segoe UI" fo:font-size="20pt" fo:language="ru" fo:country="RU" fo:font-style="normal" fo:font-weight="normal" officeooo:rsid="002a4a5c"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T35" style:family="text">
      <style:text-properties style:font-name="Segoe UI" fo:font-size="20pt" fo:language="en" fo:country="US" fo:font-weight="normal" officeooo:rsid="0019c784" style:font-name-asian="Segoe UI1" style:font-size-asian="20pt" style:language-asian="ru" style:country-asian="RU" style:font-weight-asian="normal" style:font-name-complex="Segoe UI1" style:font-size-complex="20pt" style:font-weight-complex="normal"/>
    </style:style>
    <style:style style:name="T36" style:family="text">
      <style:text-properties style:font-name="Segoe UI" fo:font-size="20pt" fo:language="en" fo:country="US" fo:font-style="normal" fo:font-weight="normal" officeooo:rsid="002899e3"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T37" style:family="text">
      <style:text-properties style:font-name="Segoe UI" fo:font-size="20pt" fo:language="en" fo:country="US" fo:font-style="normal" fo:font-weight="normal" officeooo:rsid="002a4a5c" style:font-name-asian="Segoe UI1" style:font-size-asian="20pt" style:language-asian="ru" style:country-asian="RU" style:font-style-asian="normal" style:font-weight-asian="normal" style:font-name-complex="Segoe UI1" style:font-size-complex="20pt" style:font-style-complex="normal" style:font-weight-complex="normal"/>
    </style:style>
    <style:style style:name="T38" style:family="text">
      <style:text-properties style:font-name="Segoe UI" fo:font-size="20pt" fo:font-weight="normal" style:font-name-asian="Segoe UI1" style:font-size-asian="20pt" style:language-asian="ru" style:country-asian="RU" style:font-weight-asian="normal" style:font-name-complex="Segoe UI1" style:font-size-complex="20pt" style:font-weight-complex="normal"/>
    </style:style>
    <style:style style:name="T39" style:family="text">
      <style:text-properties style:font-name="Segoe UI" fo:font-size="20pt" fo:font-weight="normal" officeooo:rsid="0020bf74" style:font-name-asian="Segoe UI1" style:font-size-asian="20pt" style:language-asian="ru" style:country-asian="RU" style:font-weight-asian="normal" style:font-name-complex="Segoe UI1" style:font-size-complex="20pt" style:font-weight-complex="normal"/>
    </style:style>
    <style:style style:name="T40" style:family="text">
      <style:text-properties style:font-name="Segoe UI" fo:font-size="20pt" fo:font-weight="normal" officeooo:rsid="0025c1a8" style:font-name-asian="Segoe UI1" style:font-size-asian="20pt" style:language-asian="ru" style:country-asian="RU" style:font-weight-asian="normal" style:font-name-complex="Segoe UI1" style:font-size-complex="20pt" style:font-weight-complex="normal"/>
    </style:style>
    <style:style style:name="T41" style:family="text">
      <style:text-properties style:font-name="Segoe UI" fo:font-size="20pt" fo:font-weight="normal" officeooo:rsid="002633a0" style:font-name-asian="Segoe UI1" style:font-size-asian="20pt" style:language-asian="ru" style:country-asian="RU" style:font-weight-asian="normal" style:font-name-complex="Segoe UI1" style:font-size-complex="20pt" style:font-weight-complex="normal"/>
    </style:style>
    <style:style style:name="T42" style:family="text">
      <style:text-properties style:font-name="Segoe UI" fo:font-size="20pt" fo:font-weight="normal" officeooo:rsid="0026d4f8" style:font-name-asian="Segoe UI1" style:font-size-asian="20pt" style:language-asian="ru" style:country-asian="RU" style:font-weight-asian="normal" style:font-name-complex="Segoe UI1" style:font-size-complex="20pt" style:font-weight-complex="normal"/>
    </style:style>
    <style:style style:name="T43" style:family="text">
      <style:text-properties style:font-name="Segoe UI" fo:font-size="20pt" fo:font-weight="normal" officeooo:rsid="0028872c" style:font-name-asian="Segoe UI1" style:font-size-asian="20pt" style:language-asian="ru" style:country-asian="RU" style:font-weight-asian="normal" style:font-name-complex="Segoe UI1" style:font-size-complex="20pt" style:font-weight-complex="normal"/>
    </style:style>
    <style:style style:name="T44" style:family="text">
      <style:text-properties style:font-name="Segoe UI" fo:font-size="12pt" fo:language="ru" fo:country="RU" fo:font-style="italic" fo:font-weight="normal" officeooo:rsid="0021de7d" style:font-name-asian="Segoe UI1" style:font-size-asian="12pt" style:language-asian="ru" style:country-asian="RU" style:font-style-asian="italic" style:font-weight-asian="normal" style:font-name-complex="Segoe UI1" style:font-size-complex="12pt" style:font-style-complex="italic" style:font-weight-complex="normal"/>
    </style:style>
    <style:style style:name="T45" style:family="text">
      <style:text-properties style:font-name="Segoe UI" fo:font-size="12pt" fo:font-weight="normal" officeooo:rsid="0028872c" style:font-name-asian="Times New Roman" style:font-size-asian="12pt" style:language-asian="ru" style:country-asian="RU" style:font-weight-asian="normal" style:font-name-complex="Segoe UI1" style:font-size-complex="12pt" style:font-weight-complex="normal"/>
    </style:style>
    <style:style style:name="T46" style:family="text">
      <style:text-properties style:font-name="Segoe UI" fo:font-size="15pt" fo:language="ru" fo:country="RU" fo:font-weight="normal" officeooo:rsid="0015bf74" style:font-name-asian="Segoe UI1" style:font-size-asian="15pt" style:language-asian="ru" style:country-asian="RU" style:font-weight-asian="normal" style:font-name-complex="Segoe UI1" style:font-size-complex="15pt" style:font-weight-complex="normal"/>
    </style:style>
    <style:style style:name="T47" style:family="text">
      <style:text-properties style:font-name="Segoe UI" fo:font-size="15pt" fo:language="ru" fo:country="RU" fo:font-weight="normal" officeooo:rsid="0020bf74" style:font-name-asian="Segoe UI1" style:font-size-asian="15pt" style:language-asian="ru" style:country-asian="RU" style:font-weight-asian="normal" style:font-name-complex="Segoe UI1" style:font-size-complex="15pt" style:font-weight-complex="normal"/>
    </style:style>
    <style:style style:name="T48" style:family="text">
      <style:text-properties style:font-name="Segoe UI" fo:font-size="15pt" fo:language="ru" fo:country="RU" fo:font-style="normal" fo:font-weight="normal"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T49" style:family="text">
      <style:text-properties style:font-name="Segoe UI" fo:font-size="15pt" fo:language="ru" fo:country="RU" fo:font-style="normal" fo:font-weight="normal" officeooo:rsid="0021de7d"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T50" style:family="text">
      <style:text-properties style:font-name="Segoe UI" fo:font-size="15pt" fo:language="ru" fo:country="RU" fo:font-style="normal" fo:font-weight="normal" officeooo:rsid="0022bd10" style:font-name-asian="Segoe UI1" style:font-size-asian="15pt" style:language-asian="ru" style:country-asian="RU" style:font-style-asian="normal" style:font-weight-asian="normal" style:font-name-complex="Segoe UI1" style:font-size-complex="15pt" style:font-style-complex="normal" style:font-weight-complex="normal"/>
    </style:style>
    <style:style style:name="T51" style:family="text">
      <style:text-properties style:font-name="Segoe UI" fo:font-size="15pt" fo:language="ru" fo:country="RU" fo:font-style="normal" fo:font-weight="normal" officeooo:rsid="002633a0" style:font-name-asian="Times New Roman" style:font-size-asian="13.1000003814697pt" style:language-asian="ru" style:country-asian="RU" style:font-style-asian="normal" style:font-weight-asian="normal" style:font-name-complex="Segoe UI1" style:font-size-complex="15pt" style:font-style-complex="normal" style:font-weight-complex="normal"/>
    </style:style>
    <style:style style:name="T52" style:family="text">
      <style:text-properties style:font-name="Segoe UI" fo:font-size="15pt" fo:language="en" fo:country="US" fo:font-style="normal" fo:font-weight="normal" officeooo:rsid="002633a0" style:font-name-asian="Times New Roman" style:font-size-asian="13.1000003814697pt" style:language-asian="ru" style:country-asian="RU" style:font-style-asian="normal" style:font-weight-asian="normal" style:font-name-complex="Segoe UI1" style:font-size-complex="15pt" style:font-style-complex="normal" style:font-weight-complex="normal"/>
    </style:style>
    <style:style style:name="T53" style:family="text">
      <style:text-properties style:font-name="Segoe UI" fo:font-size="15pt" style:font-size-asian="15pt" style:font-name-complex="Segoe UI1" style:font-size-complex="15pt"/>
    </style:style>
    <style:style style:name="T54" style:family="text">
      <style:text-properties style:font-name="Segoe UI" fo:font-size="15pt" officeooo:rsid="002899e3" style:font-size-asian="15pt" style:font-name-complex="Segoe UI1" style:font-size-complex="15pt"/>
    </style:style>
    <style:style style:name="T55" style:family="text">
      <style:text-properties style:font-name="Segoe UI" fo:language="en" fo:country="US" fo:font-weight="normal" style:font-name-asian="Segoe UI1" style:language-asian="ru" style:country-asian="RU" style:font-weight-asian="normal" style:font-name-complex="Segoe UI1" style:font-weight-complex="normal"/>
    </style:style>
    <style:style style:name="T56" style:family="text">
      <style:text-properties style:font-name="Segoe UI" fo:language="en" fo:country="US" fo:font-weight="normal" officeooo:rsid="0017a057" style:font-name-asian="Arial1" style:language-asian="ru" style:country-asian="RU" style:font-weight-asian="normal" style:font-name-complex="Segoe UI1" style:font-weight-complex="normal"/>
    </style:style>
    <style:style style:name="T57" style:family="text">
      <style:text-properties style:font-name="Segoe UI" fo:language="en" fo:country="US" fo:font-weight="normal" style:font-name-asian="Times New Roman" style:language-asian="ru" style:country-asian="RU" style:font-weight-asian="normal" style:font-name-complex="Segoe UI1" style:font-weight-complex="normal"/>
    </style:style>
    <style:style style:name="T58" style:family="text">
      <style:text-properties style:font-name="Segoe UI" fo:language="en" fo:country="US" fo:font-style="normal" fo:font-weight="normal" officeooo:rsid="002899e3" style:font-name-asian="Segoe UI1" style:language-asian="ru" style:country-asian="RU" style:font-style-asian="normal" style:font-weight-asian="normal" style:font-name-complex="Segoe UI1" style:font-style-complex="normal" style:font-weight-complex="normal"/>
    </style:style>
    <style:style style:name="T59" style:family="text">
      <style:text-properties style:font-name="Segoe UI" fo:language="en" fo:country="US" style:font-name-asian="Times New Roman" style:font-name-complex="Segoe UI1"/>
    </style:style>
    <style:style style:name="T60" style:family="text">
      <style:text-properties style:font-name="Segoe UI" fo:language="en" fo:country="US" officeooo:rsid="0018578d" style:font-name-asian="Arial1" style:language-asian="ru" style:country-asian="RU" style:font-name-complex="Segoe UI1"/>
    </style:style>
    <style:style style:name="T61" style:family="text">
      <style:text-properties style:font-name="Segoe UI" style:font-name-asian="Times New Roman" style:font-name-complex="Segoe UI1"/>
    </style:style>
    <style:style style:name="T62" style:family="text">
      <style:text-properties style:font-name="Segoe UI" officeooo:rsid="0026d4f8" style:font-name-asian="Times New Roman" style:font-name-complex="Segoe UI1"/>
    </style:style>
    <style:style style:name="T63" style:family="text">
      <style:text-properties style:font-name="Segoe UI" fo:font-weight="normal" style:font-name-asian="Times New Roman" style:language-asian="ru" style:country-asian="RU" style:font-weight-asian="normal" style:font-name-complex="Segoe UI1" style:font-weight-complex="normal"/>
    </style:style>
    <style:style style:name="T64" style:family="text">
      <style:text-properties style:font-name="Segoe UI" fo:font-weight="normal" officeooo:rsid="0026d4f8" style:font-name-asian="Times New Roman" style:language-asian="ru" style:country-asian="RU" style:font-weight-asian="normal" style:font-name-complex="Segoe UI1" style:font-weight-complex="normal"/>
    </style:style>
    <style:style style:name="T65" style:family="text">
      <style:text-properties style:font-name="Segoe UI" fo:font-weight="normal" officeooo:rsid="0028872c" style:font-name-asian="Times New Roman" style:language-asian="ru" style:country-asian="RU" style:font-weight-asian="normal" style:font-name-complex="Segoe UI1" style:font-weight-complex="normal"/>
    </style:style>
    <style:style style:name="T66" style:family="text">
      <style:text-properties style:font-name="Segoe UI" style:font-name-complex="Segoe UI1"/>
    </style:style>
    <style:style style:name="T67" style:family="text">
      <style:text-properties style:font-name="Segoe UI" officeooo:rsid="0028872c" style:font-name-complex="Segoe UI1"/>
    </style:style>
    <style:style style:name="T68" style:family="text">
      <style:text-properties fo:font-variant="normal" fo:text-transform="none" fo:color="#202124" loext:opacity="100%" style:font-name="Segoe UI" fo:letter-spacing="normal" fo:language="ru" fo:country="RU" fo:font-style="normal" officeooo:rsid="0015bf74" style:font-name-asian="Arial1" style:language-asian="ru" style:country-asian="RU" style:font-name-complex="Segoe UI1"/>
    </style:style>
    <style:style style:name="T69" style:family="text">
      <style:text-properties fo:color="#0000ff" loext:opacity="100%" style:font-name="Segoe UI" fo:language="ru" fo:country="RU" style:text-underline-style="solid" style:text-underline-width="auto" style:text-underline-color="font-color" fo:font-weight="normal" style:font-name-asian="Segoe UI1" style:language-asian="ru" style:country-asian="RU" style:font-weight-asian="normal" style:font-name-complex="Segoe UI1" style:font-weight-complex="normal"/>
    </style:style>
    <style:style style:name="T70" style:family="text">
      <style:text-properties fo:color="#0000ff" loext:opacity="100%" style:font-name="Segoe UI" fo:language="en" fo:country="US" style:text-underline-style="solid" style:text-underline-width="auto" style:text-underline-color="font-color" fo:font-weight="normal" style:font-name-asian="Segoe UI1" style:language-asian="ru" style:country-asian="RU" style:font-weight-asian="normal" style:font-name-complex="Segoe UI1" style:font-weight-complex="normal"/>
    </style:style>
    <style:style style:name="T71" style:family="text">
      <style:text-properties officeooo:rsid="0025c1a8"/>
    </style:style>
    <style:style style:name="T72" style:family="text">
      <style:text-properties fo:font-weight="normal" officeooo:rsid="0028872c" style:font-name-asian="Segoe UI1" style:font-weight-asian="normal" style:font-weight-complex="normal"/>
    </style:style>
    <style:style style:name="T73" style:family="text">
      <style:text-properties style:text-underline-style="none" fo:font-weight="normal" officeooo:rsid="0028872c" style:font-name-asian="Segoe UI1" style:font-weight-asian="normal" style:font-weight-complex="normal"/>
    </style:style>
    <style:style style:name="T74" style:family="text">
      <style:text-properties officeooo:rsid="002b1f0d"/>
    </style:style>
    <style:style style:name="T75" style:family="text">
      <style:text-properties fo:font-size="18pt" style:font-size-asian="18pt" style:font-size-complex="18pt"/>
    </style:style>
    <style:style style:name="T76" style:family="text">
      <style:text-properties fo:font-size="18pt" officeooo:rsid="002b1f0d" style:font-size-asian="18pt" style:font-size-complex="18pt"/>
    </style:style>
    <style:style style:name="T77" style:family="text">
      <style:text-properties fo:font-size="15pt" style:font-size-asian="15pt" style:font-size-complex="15pt"/>
    </style:style>
    <style:style style:name="T78" style:family="text">
      <style:text-properties fo:font-size="15pt" fo:font-weight="bold" style:font-size-asian="15pt" style:font-weight-asian="bold" style:font-size-complex="15pt" style:font-weight-complex="bold"/>
    </style:style>
    <style:style style:name="T79" style:family="text">
      <style:text-properties fo:font-size="14pt" style:font-size-asian="14pt" style:font-size-complex="14pt"/>
    </style:style>
    <style:style style:name="T80" style:family="text">
      <style:text-properties fo:font-size="15pt" fo:font-weight="normal" style:font-size-asian="15pt" style:font-weight-asian="normal" style:font-size-complex="15pt" style:font-weight-complex="normal"/>
    </style:style>
    <style:style style:name="T81" style:family="text">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size="13pt" fo:font-weight="normal" style:font-size-asian="13pt" style:font-weight-asian="normal" style:font-size-complex="13pt" style:font-weight-complex="normal"/>
    </style:style>
    <style:style style:name="T83" style:family="text">
      <style:text-properties fo:font-size="13pt" style:font-size-asian="13pt" style:font-size-complex="13pt"/>
    </style:style>
    <style:style style:name="T84" style:family="text">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181cm" fo:text-indent="-0.635cm" fo:margin-left="8.1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16cm" fo:text-indent="-0.635cm" fo:margin-left="8.816cm"/>
        </style:list-level-properties>
      </text:list-level-style-bullet>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73cm" style:run-through="foreground"/>
      <style:paragraph-properties style:writing-mode="lr-tb"/>
    </style:style>
    <style:style style:name="gr3" style:family="graphic">
      <style:graphic-properties style:run-through="foreground"/>
    </style:style>
    <style:style style:name="gr4" style:family="graphic">
      <style:graphic-properties svg:stroke-color="#000000" draw:fill="solid" draw:fill-color="#000000" draw:textarea-horizontal-align="justify" draw:textarea-vertical-align="middle" draw:auto-grow-height="false" fo:min-height="0.665cm" fo:min-width="0.665cm" style:run-through="foreground"/>
    </style:style>
    <style:style style:name="gr5" style:family="graphic">
      <style:graphic-properties svg:stroke-width="0.101cm" svg:stroke-color="#000000" draw:marker-start-width="0.499cm" draw:marker-end="Arrow" draw:marker-end-width="0.33cm" draw:textarea-horizontal-align="center" draw:textarea-vertical-align="middle" fo:padding-top="0.049cm" fo:padding-bottom="0.049cm" fo:padding-left="0.049cm" fo:padding-right="0.049cm" style:run-through="foreground"/>
    </style:style>
    <style:style style:name="gr6" style:family="graphic">
      <style:graphic-properties svg:stroke-color="#ffd700" draw:fill="solid" draw:fill-color="#fff8dc" draw:textarea-horizontal-align="justify" draw:textarea-vertical-align="middle" draw:auto-grow-height="false" fo:min-height="1.954cm" fo:min-width="4.636cm" style:run-through="foreground"/>
      <style:paragraph-properties style:writing-mode="lr-tb"/>
    </style:style>
    <style:style style:name="gr7" style:family="graphic">
      <style:graphic-properties draw:stroke="none" svg:stroke-color="#000000" draw:fill="none" draw:fill-color="#ffffff" fo:min-height="1.584cm" style:run-through="foreground"/>
      <style:paragraph-properties style:writing-mode="lr-tb"/>
    </style:style>
    <style:style style:name="gr8" style:family="graphic">
      <style:graphic-properties draw:stroke="none" svg:stroke-color="#000000" draw:fill="none" draw:fill-color="#ffffff" fo:min-height="1.217cm" style:run-through="foreground"/>
      <style:paragraph-properties style:writing-mode="lr-tb"/>
    </style:style>
    <style:style style:name="gr9" style:family="graphic">
      <style:graphic-properties draw:stroke="none" svg:stroke-color="#000000" draw:fill="none" draw:fill-color="#ffffff" fo:min-height="1.711cm" style:run-through="foreground"/>
      <style:paragraph-properties style:writing-mode="lr-tb"/>
    </style:style>
    <style:style style:name="gr10" style:family="graphic">
      <style:graphic-properties draw:stroke="none" svg:stroke-color="#000000" draw:fill="none" draw:fill-color="#ffffff" fo:min-height="1.141cm" style:run-through="foreground"/>
      <style:paragraph-properties style:writing-mode="lr-tb"/>
    </style:style>
    <style:style style:name="gr11" style:family="graphic">
      <style:graphic-properties svg:stroke-width="0.101cm" svg:stroke-color="#000000" draw:marker-start-width="0.499cm" draw:marker-end-width="0.499cm" draw:textarea-horizontal-align="center" draw:textarea-vertical-align="middle" fo:padding-top="0.049cm" fo:padding-bottom="0.049cm" fo:padding-left="0.049cm" fo:padding-right="0.049cm" style:run-through="foreground"/>
    </style:style>
    <style:style style:name="gr12" style:family="graphic">
      <style:graphic-properties draw:stroke="none" svg:stroke-color="#000000" draw:fill="none" draw:fill-color="#ffffff" fo:min-height="1.395cm" style:run-through="foreground"/>
      <style:paragraph-properties style:writing-mode="lr-tb"/>
    </style:style>
    <style:style style:name="gr13" style:family="graphic">
      <style:graphic-properties draw:stroke="none" svg:stroke-color="#000000" draw:fill="none" draw:fill-color="#ffffff" fo:min-height="2.85cm" style:run-through="foreground"/>
      <style:paragraph-properties style:writing-mode="lr-tb"/>
    </style:style>
    <style:style style:name="gr14" style:family="graphic">
      <style:graphic-properties draw:stroke="none" svg:stroke-color="#000000" draw:fill="none" draw:fill-color="#ffffff" fo:min-height="0.61cm" style:run-through="foreground"/>
      <style:paragraph-properties style:writing-mode="lr-tb"/>
    </style:style>
    <style:style style:name="gr15" style:family="graphic">
      <style:graphic-properties draw:stroke="none" svg:stroke-color="#000000" draw:fill="none" draw:fill-color="#ffffff" fo:min-height="1.312cm" style:run-through="foreground"/>
      <style:paragraph-properties style:writing-mode="lr-tb"/>
    </style:style>
    <style:style style:name="gr16" style:family="graphic">
      <style:graphic-properties svg:stroke-color="#ffd700" draw:fill="solid" draw:fill-color="#fff8dc" draw:textarea-horizontal-align="justify" draw:textarea-vertical-align="middle" draw:auto-grow-height="false" fo:min-height="1.956cm" fo:min-width="4.974cm" style:run-through="foreground"/>
      <style:paragraph-properties style:writing-mode="lr-tb"/>
    </style:style>
    <style:style style:name="gr17" style:family="graphic">
      <style:graphic-properties draw:stroke="none" svg:stroke-color="#000000" draw:fill="none" draw:fill-color="#ffffff" fo:min-height="1.385cm" style:run-through="foreground"/>
      <style:paragraph-properties style:writing-mode="lr-tb"/>
    </style:style>
    <style:style style:name="gr18" style:family="graphic">
      <style:graphic-properties draw:stroke="none" svg:stroke-color="#000000" draw:fill="none" draw:fill-color="#ffffff" fo:min-height="2.214cm" style:run-through="foreground"/>
      <style:paragraph-properties style:writing-mode="lr-tb"/>
    </style:style>
    <style:style style:name="gr19" style:family="graphic">
      <style:graphic-properties draw:stroke="solid" svg:stroke-width="0.079cm" svg:stroke-color="#000000" draw:marker-start="" draw:marker-start-width="0.379cm" draw:marker-start-center="false" draw:marker-end="" draw:marker-end-width="0.379cm" draw:marker-end-center="false" draw:stroke-linejoin="round" svg:stroke-linecap="round" draw:fill="solid" draw:fill-color="#ffffff" draw:textarea-horizontal-align="center" draw:textarea-vertical-align="middle" draw:auto-grow-height="false" draw:fit-to-size="false" style:shrink-to-fit="false" fo:min-height="3.963cm" fo:min-width="8.535cm" fo:padding-top="0.159cm" fo:padding-bottom="0.159cm" fo:padding-left="0.277cm" fo:padding-right="0.277cm" fo:wrap-option="wrap" draw:shadow="visible" draw:shadow-offset-x="0.101cm" draw:shadow-offset-y="0.101cm" draw:shadow-color="#808080" draw:shadow-opacity="100%" style:run-through="foreground"/>
      <style:paragraph-properties style:writing-mode="lr-tb"/>
    </style:style>
    <style:style style:name="gr20" style:family="graphic">
      <style:graphic-properties svg:stroke-width="0.049cm" svg:stroke-color="#000000" draw:marker-start-width="0.42cm" draw:marker-end-width="0.42cm" draw:fill="solid" draw:fill-color="#ffd700" draw:textarea-horizontal-align="justify" draw:textarea-vertical-align="middle" draw:auto-grow-height="false" fo:min-height="1.162cm" fo:min-width="1.418cm" fo:padding-top="0.025cm" fo:padding-bottom="0.025cm" fo:padding-left="0.025cm" fo:padding-right="0.025cm" style:run-through="foreground"/>
    </style:style>
    <style:style style:name="gr21" style:family="graphic">
      <style:graphic-properties svg:stroke-width="0.049cm" svg:stroke-color="#000000" draw:marker-start-width="0.42cm" draw:marker-end-width="0.42cm" draw:fill="solid" draw:fill-color="#87ceeb" draw:textarea-horizontal-align="justify" draw:textarea-vertical-align="middle" draw:auto-grow-height="false" fo:min-height="1.201cm" fo:min-width="2.775cm" fo:padding-top="0.025cm" fo:padding-bottom="0.025cm" fo:padding-left="0.025cm" fo:padding-right="0.025cm" fo:wrap-option="no-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Практическая работа №9</text:p>
      <text:p text:style-name="P27"/>
      <text:p text:style-name="P28">Документ СТПО</text:p>
      <text:p text:style-name="P57"/>
      <text:p text:style-name="P5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6"><draw:g text:anchor-type="paragraph" draw:z-index="0" draw:name="DrawObject 2" draw:style-name="gr1"><draw:custom-shape draw:name="Outline 2" draw:style-name="gr19" draw:text-style-name="P124" svg:width="9.088cm" svg:height="4.28cm" svg:x="7.788cm" svg:y="0.293cm"><text:p text:style-name="P123"><text:span text:style-name="T85">Fresh look</text:span></text:p><draw:enhanced-geometry svg:viewBox="0 0 21600 21600" draw:mirror-horizontal="false" draw:mirror-vertical="false" draw:extrusion="false" draw:extrusion-rotation-angle="20 -20" dr3d:projection="parallel" draw:extrusion-first-light-direction="(-50000 0 10000)" draw:extrusion-second-light-direction="(50000 0 10000)" dr3d:shade-mode="flat" draw:extrusion-metal="false" draw:extrusion-specularity="122%" draw:extrusion-diffusion="0%" draw:extrusion-skew="50 -135" draw:text-areas="0 0 21600 21600" draw:text-path="true" draw:text-path-mode="shape" draw:text-path-scale="path" draw:text-path-same-letter-heights="false" draw:type="fontwork-stop" draw:modifiers="2700" draw:enhanced-path="M 0 ?f0 L 7200 0 14400 0 21600 ?f0 N M 0 ?f1 L 7200 21600 14400 21600 21600 ?f1 N"><draw:equation draw:name="f0" draw:formula="$0 "/><draw:equation draw:name="f1" draw:formula="21600-$0 "/><draw:handle draw:handle-position="left $0" draw:handle-range-y-minimum="3080" draw:handle-range-y-maximum="10800"/></draw:enhanced-geometry></draw:custom-shape><draw:g draw:name="DrawObject 3" draw:style-name="gr3"><draw:custom-shape draw:name="Фигура 3" draw:style-name="gr20" draw:text-style-name="P125" svg:width="2.7cm" svg:height="2.229cm" svg:x="3.147cm" svg:y="1.191cm"><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Фигура 4" draw:style-name="gr21" draw:text-style-name="P126" svg:width="4.322cm" svg:height="1.927cm" svg:x="0.935cm" svg:y="1.768cm"><text:p/><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draw:g></text:p>
          </table:table-cell>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cell table:style-name="Таблица1.A1" office:value-type="string">
            <text:p text:style-name="P6"/>
          </table:table-cell>
        </table:table-row>
        <table:table-row table:style-name="Таблица1.2">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row>
        <table:table-row table:style-name="Таблица1.3">
          <table:table-cell table:style-name="Таблица1.A1" office:value-type="string">
            <text:p text:style-name="P6"/>
          </table:table-cell>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cell table:style-name="Таблица1.A1" office:value-type="string">
            <text:p text:style-name="P6"/>
          </table:table-cell>
        </table:table-row>
        <table:table-row table:style-name="Таблица1.4">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cell table:style-name="Таблица1.A1" office:value-type="string">
            <text:p text:style-name="P6"/>
          </table:table-cell>
          <table:table-cell table:style-name="Таблица1.B1" office:value-type="string">
            <text:p text:style-name="P6"/>
          </table:table-cell>
        </table:table-row>
      </table:table>
      <text:p text:style-name="P58"/>
      <text:p text:style-name="P59"/>
      <text:p text:style-name="P59"/>
      <text:p text:style-name="P25"><text:span text:style-name="T2">Спецификация к проекту "</text:span><text:span text:style-name="T3">Interapp</text:span><text:span text:style-name="T2">"</text:span></text:p>
      <text:p text:style-name="P3"><text:span text:style-name="T24">К</text:span><text:span text:style-name="T25">омпания "</text:span><text:span text:style-name="T60">fr</text:span><text:span text:style-name="T68">esh look"</text:span></text:p>
      <text:p text:style-name="P29"/>
      <text:p text:style-name="P2"><text:span text:style-name="T27">1</text:span><text:span text:style-name="T28">. </text:span><text:span text:style-name="T27">Введение</text:span></text:p>
      <text:p text:style-name="P33">Цель данного документа состоит в упорядочивании и документировании потребностей пользователей и функций продукта в виде, пригодном для передачи непосредственным разработчикам.</text:p>
      <text:list xml:id="list4025205088" text:style-name="Numbering_20_123">
        <text:list-header>
          <text:p text:style-name="P82"><text:span text:style-name="T35">1.1 </text:span><text:span text:style-name="T28">Цель</text:span></text:p>
        </text:list-header>
      </text:list>
      <text:p text:style-name="P9"><text:span text:style-name="T13">Проект создан </text:span><text:span text:style-name="T14">для проведения </text:span><text:span text:style-name="T15">дистанционного обучения</text:span><text:span text:style-name="T14"> студент</text:span><text:span text:style-name="T15">ов, может быть использован для обучения </text:span><text:span text:style-name="T14">студент</text:span><text:span text:style-name="T15">ов</text:span><text:span text:style-name="T14"> </text:span><text:span text:style-name="T15">за</text:span><text:span text:style-name="T14">очной формы обучения </text:span><text:span text:style-name="T15">в</text:span><text:span text:style-name="T14"> </text:span><text:span text:style-name="T13">ВУЗ</text:span><text:span text:style-name="T15">ах</text:span><text:span text:style-name="T14">. </text:span><text:span text:style-name="T13">Конечный продукт представляет собой сервис, </text:span><text:span text:style-name="T16">позволяющий быстро найти учебный материал</text:span><text:span text:style-name="T14">.</text:span></text:p>
      <text:p text:style-name="P49"><text:tab/>1.2 Границы применения</text:p>
      <text:list xml:id="list2565889538" text:style-name="List_20_1">
        <text:list-item>
          <text:p text:style-name="P105">Система должна быть разработана на базе веб-технологий.</text:p>
        </text:list-item>
        <text:list-item>
          <text:p text:style-name="P105">Система должна работать на серверной платформе с использованием базы данных.</text:p>
        </text:list-item>
        <text:list-item>
          <text:p text:style-name="P105">Браузерная часть системы должна быть совместима со всеми современными веб-браузерами.</text:p>
        </text:list-item>
      </text:list>
      <text:p text:style-name="P50"><text:tab/>1.3 Термины, аксиомы, сокращения</text:p>
      <text:list xml:id="list1945071421" text:style-name="L1">
        <text:list-item>
          <text:p text:style-name="P86">Методичка</text:p>
        </text:list-item>
        <text:list-item>
          <text:p text:style-name="P86">Методические указания</text:p>
        </text:list-item>
        <text:list-item>
          <text:p text:style-name="P86">Методические указания к лабораторным работам</text:p>
        </text:list-item>
        <text:list-item>
          <text:p text:style-name="P86">Методические указания к практическим занятиям</text:p>
        </text:list-item>
        <text:list-item>
          <text:p text:style-name="P86">Задания к Курсовым работам</text:p>
        </text:list-item>
        <text:list-item>
          <text:p text:style-name="P86">Задания к Курсовым проектам</text:p>
        </text:list-item>
        <text:list-item>
          <text:p text:style-name="P86">Курсовая работа</text:p>
        </text:list-item>
        <text:list-item>
          <text:p text:style-name="P87">Курсовой проект</text:p>
        </text:list-item>
        <text:list-item>
          <text:p text:style-name="P87">Курсы</text:p>
        </text:list-item>
        <text:list-item>
          <text:p text:style-name="P87">Тест</text:p>
        </text:list-item>
        <text:list-item>
          <text:p text:style-name="P87">Задания на практику</text:p>
        </text:list-item>
        <text:list-item>
          <text:p text:style-name="P87">Вопросы к экзамену</text:p>
        </text:list-item>
        <text:list-item>
          <text:p text:style-name="P87">Вопросы к зачету</text:p>
          <text:p text:style-name="P99"/>
        </text:list-item>
      </text:list>
      <text:p text:style-name="P1"><text:span text:style-name="T28"><text:tab/>1.</text:span><text:span text:style-name="T26">4 Ссылки на источники</text:span></text:p>
      <text:p text:style-name="P8"><text:span text:style-name="T6">Руководство пользователя - </text:span><text:a xlink:type="simple" xlink:href="https://drive.google.com/file/d/1qHBzJjG0NKwbRphnI8XTn49OiAyql8Od/view?usp=sharing" text:style-name="Standard" text:visited-style-name="Standard"><text:span text:style-name="T69">Открыть руководство в формате </text:span></text:a><text:a xlink:type="simple" xlink:href="https://drive.google.com/file/d/1qHBzJjG0NKwbRphnI8XTn49OiAyql8Od/view?usp=sharing" text:style-name="Standard" text:visited-style-name="Standard"><text:span text:style-name="T70">pdf</text:span></text:a></text:p>
      <text:p text:style-name="P8"><text:span text:style-name="T6">Макеты страниц сайта – </text:span><text:a xlink:type="simple" xlink:href="https://drive.google.com/open?id=1sYH9bssrkgKlkVhJ2OwNHEeYrWzIBHZp" text:style-name="Standard" text:visited-style-name="Standard"><text:span text:style-name="T69">Открыть в формате </text:span></text:a><text:a xlink:type="simple" xlink:href="https://drive.google.com/open?id=1sYH9bssrkgKlkVhJ2OwNHEeYrWzIBHZp" text:style-name="Standard" text:visited-style-name="Standard"><text:span text:style-name="T70">pdf</text:span></text:a></text:p>
      <text:p text:style-name="P51"><text:tab/>1.5 Краткий обзор</text:p>
      <text:p text:style-name="P10"><text:span text:style-name="T8">При приобретении программного продукта, заводится учетная запись администратора – одна или несколько для каждого университета. Администраторы могут создавать и удалять пользователей и их </text:span><text:soft-page-break/><text:span text:style-name="T8">учетные записи </text:span><text:span text:style-name="T7">и управлять курсами, а также материалами к ним. А студенты в свою очередь могут <text:s/>просматривать материалы курса и выполнять задание к ним, имеют возможность просматривать свои оценки и список доступных курсов.</text:span></text:p>
      <text:p text:style-name="P32">Студент входит на сайт используя выданный ему логин и пароль. Он имеет доступ к учебным материалам <text:span text:style-name="T71">и курсам</text:span>, но не может изменять их или загружать новые. </text:p>
      <text:p text:style-name="P52"/>
      <text:p text:style-name="P53">2. Общее описание</text:p>
      <text:p text:style-name="P34">Сайт состоит из страниц:</text:p>
      <text:list xml:id="list2973418226" text:style-name="L2">
        <text:list-item>
          <text:p text:style-name="P85"><text:span text:style-name="T46">А</text:span><text:span text:style-name="T47">вторизация</text:span></text:p>
        </text:list-item>
      </text:list>
      <text:p text:style-name="P35">Переход к окну осуществляется с главной страницы нажатием кнопки «Вход». Содержит в себе поля для ввода данных, кнопку подтверждения входа в аккаунт и кнопку «Закрыть».</text:p>
      <text:list xml:id="list1714979968" text:style-name="L3">
        <text:list-item>
          <text:p text:style-name="P88">Регистрация</text:p>
        </text:list-item>
      </text:list>
      <text:p text:style-name="P13"><text:span text:style-name="T6">Переход к окну осуществляется нажатием кнопки «Регистрация» в окне «Войти» </text:span><text:span text:style-name="T9">или </text:span><text:span text:style-name="T6">с главной страницы. Содержит в себе поля для ввода данных, кнопку подтверждения регистрации и кнопку «Закрыть».</text:span></text:p>
      <text:list xml:id="list3614723224" text:style-name="L4">
        <text:list-item>
          <text:p text:style-name="P89">Главная страница</text:p>
        </text:list-item>
      </text:list>
      <text:list xml:id="list3854266901" text:style-name="L5">
        <text:list-item>
          <text:p text:style-name="P91"><text:s text:c="6"/>Вид главной страницы до авторизации.</text:p>
        </text:list-item>
      </text:list>
      <text:p text:style-name="P36">В шапке страницы содержится строка поиска, панель навигации по сайту, кнопка авторизации и регистрации. Ниже находится описание сервиса, а также кнопка перехода к авторизации. </text:p>
      <text:list xml:id="list121911557196044" text:continue-numbering="true" text:style-name="L5">
        <text:list-item>
          <text:p text:style-name="P62"><text:s text:c="8"/>Вид главной страницы после авторизации студентом.</text:p>
          <text:p text:style-name="P92">В шапке страницы содержится строка поиска, панель навигации по сайту, кнопка авторизации и регистрации. Ниже находится окно с данными авторизованного пользователя, строка поиска и окно с краткой инструкцией пользования сервисом. Слева располагается панель с возможностью выбора кафедры. </text:p>
        </text:list-item>
        <text:list-item>
          <text:p text:style-name="P62">Вид главной страницы после авторизации администратором.</text:p>
          <text:p text:style-name="P83"><text:span text:style-name="T49">В шапке страницы содержится строка поиска, панель навигации по сайту, кнопка авторизации и регистрации. Ниже находится окно с данными авторизованного пользователя, кнопка добавления студента в базу, окно сортировки студентов, а также окно с уже существующими данными о студентах. Возможность редактирования данных (кнопка «Изменить») и удаления данных (кнопка «Удалить»). Слева располагается панель с фильтрами для поиска студентов в базе.</text:span><text:span text:style-name="T44"> <text:s/></text:span></text:p>
        </text:list-item>
      </text:list>
      <text:list xml:id="list3015924392" text:style-name="L6">
        <text:list-item>
          <text:p text:style-name="P63">Окно «Добавить студента»</text:p>
          <text:p text:style-name="P84"><text:span text:style-name="T49">Доступ к данной функции предоставляется только администратору. Переход к окну осуществляется нажатием кнопки «Добавить студента». Содержит в себе поля для ввода данных, кнопку добавления и вых</text:span><text:span text:style-name="T50">ода.</text:span></text:p>
        </text:list-item>
        <text:list-item>
          <text:p text:style-name="P74"><text:soft-page-break/><text:span text:style-name="T49">Р</text:span><text:span text:style-name="T48">аздел «Кафедры»</text:span></text:p>
          <text:p text:style-name="P101"><text:span text:style-name="T18">Переход к разделу осуществляется нажатием кнопки «Кафедры». Страница содержит панель с наименованиями всех кафедр </text:span><text:span text:style-name="T19">и показывает подходящие курсы для них</text:span><text:span text:style-name="T18">.</text:span></text:p>
        </text:list-item>
        <text:list-item>
          <text:p text:style-name="P75"><text:span text:style-name="T49">Р</text:span><text:span text:style-name="T50">аздел «Преподаватели»</text:span></text:p>
          <text:p text:style-name="P77">Переход к разделу осуществляется по нажатию кнопки «Преподаватели». </text:p>
          <text:p text:style-name="P93">Страница содержит панель с преподавателями всех кафедр.</text:p>
          <text:p text:style-name="P93">При нажатии на окно с именем преподавателя открывается подробное описание, т.е. наименование преподаваемых дисциплин. </text:p>
        </text:list-item>
        <text:list-item>
          <text:p text:style-name="P78"><text:span text:style-name="T18">Раздел «</text:span><text:span text:style-name="T19">Курсы и</text:span><text:span text:style-name="T18"> материалы»</text:span></text:p>
          <text:p text:style-name="P79"><text:span text:style-name="T18">Переход к окну осуществляется по нажатию кнопки «</text:span><text:span text:style-name="T19">Курсы и</text:span><text:span text:style-name="T18"> материалы». Содержит в себе все материалы </text:span><text:span text:style-name="T19">и курсы</text:span><text:span text:style-name="T18">, загруженные на сервер.</text:span></text:p>
        </text:list-item>
        <text:list-item>
          <text:p text:style-name="P64">Окно результатов поиска</text:p>
          <text:p text:style-name="P80"><text:span text:style-name="T20">Переход к окну осуществляется по нажатию кнопки «Найти» на главном экране. Содержит в себе материалы </text:span><text:span text:style-name="T21">и курсы </text:span><text:span text:style-name="T20">по необходимому студенту предмету.</text:span></text:p>
          <text:p text:style-name="P71">Пользователи</text:p>
          <text:p text:style-name="P65">Так как сервис рассчитан на использование внутри учебных заведений, конечными пользователями являются студенты и преподаватели ВУЗов.</text:p>
        </text:list-item>
      </text:list>
      <text:p text:style-name="P45"/>
      <text:p text:style-name="P46"><text:soft-page-break/></text:p>
      <text:p text:style-name="P20"><draw:g text:anchor-type="paragraph" draw:z-index="2" draw:name="DrawObject1" draw:style-name="gr1"><draw:frame draw:name="Врезка 1" draw:style-name="gr2" draw:text-style-name="P111" svg:width="1.872cm" svg:height="0.773cm" svg:x="6.302cm" svg:y="1.628cm"><draw:text-box><text:p><text:span text:style-name="T77">Начало</text:span></text:p></draw:text-box></draw:frame><draw:g draw:name="DrawObject1" draw:style-name="gr3"><draw:custom-shape draw:name="Фигура 1" draw:style-name="gr4" draw:text-style-name="P112" svg:width="0.937cm" svg:height="0.937cm" svg:x="5.692cm" svg:y="2.19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Линия 1" draw:style-name="gr5" draw:text-style-name="P113" svg:x1="8.705cm" svg:y1="5.403cm" svg:x2="11.557cm" svg:y2="5.403cm"><text:p/></draw:line><draw:line draw:name="Линия 2" draw:style-name="gr5" draw:text-style-name="P113" svg:x1="5.937cm" svg:y1="4.354cm" svg:x2="5.937cm" svg:y2="2.962cm"><text:p/></draw:line><draw:custom-shape draw:name="Фигура 2" draw:style-name="gr6" draw:text-style-name="P115" svg:width="5.007cm" svg:height="2.11cm" svg:x="3.699cm" svg:y="4.353cm"><text:p text:style-name="P114"><text:span text:style-name="T78">Авторизация</text:span></text:p><text:p text:style-name="P114"><text:span text:style-name="T77">Выполнить проверку</text:span></text:p><text:p text:style-name="P114"><text:span text:style-name="T77"><text:s/></text:span><text:span text:style-name="T77">логина и пароля</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name="Врезка 2" draw:style-name="gr7" draw:text-style-name="P116" svg:width="3.135cm" svg:height="1.585cm" svg:x="2.801cm" svg:y="3.133cm"><draw:text-box><text:p><text:span text:style-name="T79">Пользователь не найден</text:span></text:p></draw:text-box></draw:frame><draw:frame draw:name="Врезка 3" draw:style-name="gr8" draw:text-style-name="P116" svg:width="3.135cm" svg:height="1.218cm" svg:x="8.908cm" svg:y="3.821cm"><draw:text-box><text:p><text:span text:style-name="T79">Пользователь <text:s/>найден</text:span></text:p></draw:text-box></draw:frame><draw:custom-shape draw:name="Фигура 5" draw:style-name="gr6" draw:text-style-name="P115" svg:width="5.007cm" svg:height="2.11cm" svg:x="11.557cm" svg:y="4.374cm"><text:p text:style-name="P114"><text:span text:style-name="T78">Главная страница</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name="Линия 3" draw:style-name="gr5" draw:text-style-name="P113" svg:x1="6.343cm" svg:y1="3.133cm" svg:x2="6.343cm" svg:y2="4.354cm"><text:p/></draw:line><draw:line draw:name="Линия 4" draw:style-name="gr5" draw:text-style-name="P113" svg:x1="13.998cm" svg:y1="6.484cm" svg:x2="13.998cm" svg:y2="8.454cm"><text:p/></draw:line><draw:custom-shape draw:name="Фигура 6" draw:style-name="gr6" draw:text-style-name="P115" svg:width="5.007cm" svg:height="2.11cm" svg:x="11.557cm" svg:y="8.454cm"><text:p text:style-name="P114"><text:span text:style-name="T78">Поиск</text:span></text:p><text:p text:style-name="P114"><text:span text:style-name="T80">Поиск подстроки </text:span></text:p><text:p text:style-name="P114"><text:span text:style-name="T80">в записях бд</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name="Врезка 4" draw:style-name="gr9" draw:text-style-name="P116" svg:width="3.336cm" svg:height="1.712cm" svg:x="14.242cm" svg:y="6.743cm"><draw:text-box><text:p><text:span text:style-name="T79">Нажата кнопка поиска</text:span></text:p></draw:text-box></draw:frame><draw:custom-shape draw:name="Фигура 9" draw:style-name="gr6" draw:text-style-name="P118" svg:width="5.007cm" svg:height="2.11cm" svg:x="3.581cm" svg:y="8.512cm"><text:p text:style-name="P117"><text:span text:style-name="T81">Показ результатов</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name="Линия 5" draw:style-name="gr5" draw:text-style-name="P113" svg:x1="11.557cm" svg:y1="9.846cm" svg:x2="8.587cm" svg:y2="9.844cm"><text:p/></draw:line><draw:line draw:name="Линия 6" draw:style-name="gr5" draw:text-style-name="P113" svg:x1="8.587cm" svg:y1="9.315cm" svg:x2="11.557cm" svg:y2="9.319cm"><text:p/></draw:line><draw:frame draw:name="Врезка 6" draw:style-name="gr10" draw:text-style-name="P116" svg:width="3.215cm" svg:height="1.142cm" svg:x="8.872cm" svg:y="7.969cm"><draw:text-box><text:p><text:span text:style-name="T79">Нажата кнопка поиска</text:span></text:p></draw:text-box></draw:frame><draw:line draw:name="Горизонтальная линия 1" draw:style-name="gr11" draw:text-style-name="P113" svg:x1="1.907cm" svg:y1="2.637cm" svg:x2="1.907cm" svg:y2="9.73cm"><text:p/></draw:line><draw:frame draw:name="Врезка 7" draw:style-name="gr12" draw:text-style-name="P119" svg:width="2.359cm" svg:height="1.396cm" svg:x="9.761cm" svg:y="9.846cm"><draw:text-box><text:p><text:span text:style-name="T82">Поиск заверше</text:span><text:span text:style-name="T83">н</text:span></text:p></draw:text-box></draw:frame><draw:line draw:name="Горизонтальная линия 2" draw:style-name="gr11" draw:text-style-name="P113" svg:x1="1.907cm" svg:y1="9.737cm" svg:x2="3.581cm" svg:y2="9.73cm"><text:p/></draw:line><draw:line draw:name="Линия 7" draw:style-name="gr5" draw:text-style-name="P113" svg:x1="1.907cm" svg:y1="2.637cm" svg:x2="5.692cm" svg:y2="2.637cm"><text:p/></draw:line><draw:frame draw:name="Врезка 8" draw:style-name="gr13" draw:text-style-name="P120" svg:width="1.953cm" svg:height="2.851cm" svg:x="-0.046cm" svg:y="5.498cm"><draw:text-box><text:p text:style-name="P113"><text:span text:style-name="T79">Нажата кнопка «Выход»</text:span></text:p></draw:text-box></draw:frame><draw:line draw:name="Линия 9" draw:style-name="gr5" draw:text-style-name="P113" svg:x1="14.078cm" svg:y1="2.681cm" svg:x2="6.629cm" svg:y2="2.681cm"><text:p/></draw:line><draw:line draw:name="Горизонтальная линия 3" draw:style-name="gr11" draw:text-style-name="P113" svg:x1="14.078cm" svg:y1="2.681cm" svg:x2="14.078cm" svg:y2="4.374cm"><text:p/></draw:line><draw:line draw:name="Горизонтальная линия 4" draw:style-name="gr11" draw:text-style-name="P113" svg:x1="16.563cm" svg:y1="9.47cm" svg:x2="26.573cm" svg:y2="9.47cm"><text:p/></draw:line><draw:line draw:name="Линия 10" draw:style-name="gr5" draw:text-style-name="P113" svg:x1="26.573cm" svg:y1="2.709cm" svg:x2="14.078cm" svg:y2="2.681cm"><text:p/></draw:line><draw:frame draw:name="Врезка 9" draw:style-name="gr14" draw:text-style-name="P111" svg:width="6.596cm" svg:height="0.611cm" svg:x="17.99cm" svg:y="8.86cm"><draw:text-box><text:p><text:span text:style-name="T77">Нажата кнопка «Выход»</text:span></text:p></draw:text-box></draw:frame><draw:line draw:name="Линия 8" draw:style-name="gr5" draw:text-style-name="P113" svg:x1="6.1cm" svg:y1="8.513cm" svg:x2="11.557cm" svg:y2="6.264cm"><text:p/></draw:line><draw:frame draw:name="Врезка 10" draw:style-name="gr10" draw:text-style-name="P116" svg:width="6.675cm" svg:height="1.142cm" draw:transform="rotate (0.366519142918809) translate (5.445125cm 7.84577777777778cm)"><draw:text-box><text:p><text:span text:style-name="T79">Возврат на главную страницу</text:span></text:p></draw:text-box></draw:frame><draw:line draw:name="Линия 11" draw:style-name="gr5" draw:text-style-name="P113" svg:x1="3.779cm" svg:y1="10.622cm" svg:x2="1.011cm" svg:y2="13.659cm"><text:p/></draw:line><draw:line draw:name="Линия 12" draw:style-name="gr5" draw:text-style-name="P113" svg:x1="2.191cm" svg:y1="13.659cm" svg:x2="4.715cm" svg:y2="10.622cm"><text:p/></draw:line><draw:line draw:name="Линия 13" draw:style-name="gr5" draw:text-style-name="P113" svg:x1="9.761cm" svg:y1="14.005cm" svg:x2="7.849cm" svg:y2="10.622cm"><text:p/></draw:line><draw:line draw:name="Линия 14" draw:style-name="gr5" draw:text-style-name="P113" svg:x1="7.117cm" svg:y1="10.622cm" svg:x2="8.948cm" svg:y2="13.762cm"><text:p/></draw:line><draw:custom-shape draw:name="Фигура 10" draw:style-name="gr6" draw:text-style-name="P118" svg:width="5.007cm" svg:height="2.11cm" svg:x="7.239cm" svg:y="14.005cm"><text:p text:style-name="P117"><text:span text:style-name="T81">Просмотр</text:span></text:p><text:p text:style-name="P117"><text:span text:style-name="T84">Открыть ссылку для</text:span></text:p><text:p text:style-name="P117"><text:span text:style-name="T84"><text:s/></text:span><text:span text:style-name="T84">просмотра файла</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name="Фигура 11" draw:style-name="gr6" draw:text-style-name="P122" svg:width="5.007cm" svg:height="2.11cm" svg:x="-0.903cm" svg:y="13.659cm"><text:p text:style-name="P121"><text:span text:style-name="T81">Скачивание</text:span></text:p><text:p text:style-name="P121"><text:span text:style-name="T84">Открыть ссылку для</text:span></text:p><text:p text:style-name="P121"><text:span text:style-name="T84"><text:s/></text:span><text:span text:style-name="T84">скачивания файла</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name="Фигура 12" draw:style-name="gr6" draw:text-style-name="P118" svg:width="5.007cm" svg:height="2.11cm" svg:x="14.076cm" svg:y="13.968cm"><text:p text:style-name="P117"><text:span text:style-name="T81">Добавление файла</text:span></text:p><text:p text:style-name="P117"><text:span text:style-name="T81"><text:s/></text:span><text:span text:style-name="T81">в избранное</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name="Врезка 11" draw:style-name="gr9" draw:text-style-name="P116" svg:width="3.419cm" svg:height="1.712cm" svg:x="-0.122cm" svg:y="10.622cm"><draw:text-box><text:p><text:span text:style-name="T79">Нажата кнопка скачивания</text:span></text:p></draw:text-box></draw:frame><draw:frame draw:name="Врезка 12" draw:style-name="gr9" draw:text-style-name="P116" svg:width="3.419cm" svg:height="1.712cm" draw:transform="rotate (0.837758040957278) translate (2.93158333333333cm 12.8763888888889cm)"><draw:text-box><text:p><text:span text:style-name="T79">Скачивание подтверждено</text:span></text:p></draw:text-box></draw:frame><draw:frame draw:name="Врезка 13" draw:style-name="gr8" draw:text-style-name="P116" svg:width="3.215cm" svg:height="1.218cm" draw:transform="rotate (-0.994837673636768) translate (7.01851388888889cm 10.8673194444444cm)"><draw:text-box><text:p><text:span text:style-name="T79">Нажата кнопка «Просмотр»</text:span></text:p></draw:text-box></draw:frame><draw:frame draw:name="Врезка 14" draw:style-name="gr15" draw:text-style-name="P119" svg:width="4.405cm" svg:height="1.313cm" draw:transform="rotate (-0.977209848191626) translate (9.09284722222222cm 10.5639305555556cm)"><draw:text-box><text:p><text:span text:style-name="T83">Ссылка существует, вкладка открыта</text:span></text:p></draw:text-box></draw:frame><draw:line draw:name="Линия 15" draw:style-name="gr5" draw:text-style-name="P113" svg:x1="8.587cm" svg:y1="10.336cm" svg:x2="15.42cm" svg:y2="13.968cm"><text:p/></draw:line><draw:frame draw:name="Врезка 5" draw:style-name="gr9" draw:text-style-name="P116" svg:width="5.458cm" svg:height="1.712cm" svg:x="12.323cm" svg:y="11.241cm"><draw:text-box><text:p><text:span text:style-name="T79">Нажата кнопка «Добавить в избранное»</text:span></text:p></draw:text-box></draw:frame><draw:custom-shape draw:name="Фигура 13" draw:style-name="gr16" draw:text-style-name="P118" svg:width="5.37cm" svg:height="2.112cm" svg:x="19.419cm" svg:y="4.486cm"><text:p text:style-name="P117"><text:span text:style-name="T81">Просмотр избранного</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name="Линия 16" draw:style-name="gr5" draw:text-style-name="P113" svg:x1="16.563cm" svg:y1="5.479cm" svg:x2="19.419cm" svg:y2="5.479cm"><text:p/></draw:line><draw:line draw:name="Горизонтальная линия 5" draw:style-name="gr11" draw:text-style-name="P113" svg:x1="26.573cm" svg:y1="2.709cm" svg:x2="26.573cm" svg:y2="9.47cm"><text:p/></draw:line><draw:frame draw:name="Врезка 15" draw:style-name="gr17" draw:text-style-name="P116" svg:width="3.216cm" svg:height="1.385cm" svg:x="16.563cm" svg:y="3.889cm"><draw:text-box><text:p><text:span text:style-name="T79">Нажата кнопка «Избранное»</text:span></text:p></draw:text-box></draw:frame><draw:line draw:name="Линия 17" draw:style-name="gr5" draw:text-style-name="P113" svg:x1="24.788cm" svg:y1="5.6cm" svg:x2="26.573cm" svg:y2="5.6cm"><text:p/></draw:line><draw:frame draw:name="Врезка 16" draw:style-name="gr18" draw:text-style-name="P111" svg:width="2.567cm" svg:height="2.214cm" svg:x="24.536cm" svg:y="2.939cm"><draw:text-box><text:p><text:span text:style-name="T77">Нажата кнопка «Выход»</text:span></text:p></draw:text-box></draw:frame></draw:g></draw:g><text:span text:style-name="T12">В общих чертах процесс поиска учебных материалов пользователем (студентом) иллюстрирует </text:span><text:span text:style-name="T17">данная</text:span><text:span text:style-name="T12"> диаграмма состояний</text:span><text:span text:style-name="T17">:</text:span></text:p>
      <text:p text:style-name="P44"/>
      <text:p text:style-name="P44"/>
      <text:p text:style-name="P15"><text:span text:style-name="T29"><text:tab/>2.</text:span><text:span text:style-name="T30">1</text:span><text:span text:style-name="T29"> </text:span><text:span text:style-name="T30">Перспектива изделия</text:span></text:p>
      <text:p text:style-name="P14"><text:span text:style-name="T6">Сервис «</text:span><text:span text:style-name="T56">Interapp</text:span><text:span text:style-name="T6">» далеко не единственный в своем роде. Но мы уверены, что можем сделать его уникальным хранилищем </text:span><text:span text:style-name="T10">курсов для обучения</text:span><text:span text:style-name="T6">, полностью отвечающим нуждам учебных заведений. <text:s/>Ниже приведены основные преимущества и недостатки наших конкурентов в выбранной области. </text:span></text:p>
      <text:list xml:id="list2553448593" text:style-name="L7">
        <text:list-item>
          <text:p text:style-name="P97">Matrix</text:p>
          <text:list>
            <text:list-header>
              <text:p text:style-name="P102"><text:span text:style-name="T55">+</text:span><text:span text:style-name="T11">Простой интерфейс</text:span></text:p>
              <text:p text:style-name="P90">-Плохо оптимизирован</text:p>
              <text:p text:style-name="P90">-Нет многих ВУЗов</text:p>
            </text:list-header>
          </text:list>
          <text:p text:style-name="P70"/>
        </text:list-item>
        <text:list-item>
          <text:p text:style-name="P70">baza-metodichek.ru</text:p>
          <text:list>
            <text:list-header>
              <text:p text:style-name="P81"><text:soft-page-break/><text:span text:style-name="T57">+</text:span><text:span text:style-name="T12">Есть много рекламы</text:span></text:p>
              <text:p text:style-name="P68">-Нет многих ВУЗов</text:p>
              <text:p text:style-name="P68">-Мало информации</text:p>
              <text:p text:style-name="P69"/>
              <text:p text:style-name="P72">Поиск потоков выручки:</text:p>
            </text:list-header>
          </text:list>
        </text:list-item>
      </text:list>
      <text:list xml:id="list1803025164" text:style-name="L8">
        <text:list-item>
          <text:p text:style-name="P66">Для обучения</text:p>
        </text:list-item>
        <text:list-item>
          <text:p text:style-name="P66">Для лицензии</text:p>
        </text:list-item>
        <text:list-item>
          <text:p text:style-name="P66">Продажа подписки вузам</text:p>
          <text:p text:style-name="P66"/>
          <text:p text:style-name="P73">Затраты:</text:p>
          <text:list>
            <text:list-item>
              <text:list>
                <text:list-item>
                  <text:list>
                    <text:list-header>
                      <text:p text:style-name="P76"><text:span text:style-name="T1"><text:tab/></text:span><text:span text:style-name="T52"> <text:s text:c="2"/>1. </text:span><text:span text:style-name="T51">Оплата сотрудников</text:span></text:p>
                      <text:list>
                        <text:list-item>
                          <text:list>
                            <text:list-item>
                              <text:list>
                                <text:list-item>
                                  <text:list>
                                    <text:list-header>
                                      <text:p text:style-name="P67"><text:s text:c="12"/>2. Оплата рекламы</text:p>
                                      <text:list>
                                        <text:list-header>
                                          <text:p text:style-name="P67"><text:s text:c="12"/>3. Расходы на службу тех. поддержки</text:p>
                                        </text:list-header>
                                      </text:list>
                                    </text:list-header>
                                  </text:list>
                                </text:list-item>
                              </text:list>
                            </text:list-item>
                          </text:list>
                        </text:list-item>
                      </text:list>
                    </text:list-header>
                  </text:list>
                </text:list-item>
              </text:list>
            </text:list-item>
          </text:list>
        </text:list-item>
      </text:list>
      <text:p text:style-name="P31"/>
      <text:p text:style-name="P31">Тарифный план:</text:p>
      <text:p text:style-name="P43">Для личного или коммерческого использования.</text:p>
      <text:p text:style-name="P43"/>
      <text:p text:style-name="P21"><text:span text:style-name="T39">2.</text:span><text:span text:style-name="T41">2</text:span><text:span text:style-name="T39"> </text:span><text:span text:style-name="T41">Функции</text:span><text:span text:style-name="T40"> изделия</text:span></text:p>
      <text:p text:style-name="P22"><text:span text:style-name="T40">2.</text:span><text:span text:style-name="T38">2.1 Вход в систему</text:span></text:p>
      <text:p text:style-name="P48">Авторизация происходит по комбинации логин-пароль. </text:p>
      <text:p text:style-name="P47">Пользователь(студент):</text:p>
      <text:p text:style-name="P47">Модель: id, имя, фамилия, отчество, email, id учебного заведения, пароль</text:p>
      <text:p text:style-name="P47">Идентификаторы: email, id учебного заведения, пароль</text:p>
      <text:p text:style-name="P47"/>
      <text:p text:style-name="P47">Пользователь(администратор):</text:p>
      <text:p text:style-name="P47">Модель: id, email, пароль</text:p>
      <text:p text:style-name="P47">Идентификаторы: email, пароль</text:p>
      <text:p text:style-name="P47"/>
      <text:p text:style-name="P47"/>
      <text:p text:style-name="P47"/>
      <text:p text:style-name="P47"/>
      <text:p text:style-name="P47">Авторизация требования:</text:p>
      <text:list xml:id="list1875100033" text:style-name="WWNum6">
        <text:list-item>
          <text:p text:style-name="P98">Проверка логина/пароля верен/не верен</text:p>
        </text:list-item>
        <text:list-item>
          <text:p text:style-name="P98">Доступ к роли "админ" есть только у команды проекта</text:p>
        </text:list-item>
        <text:list-item>
          <text:p text:style-name="P98">Пара логин/пароль роли "студент" создается на каждого студента</text:p>
        </text:list-item>
        <text:list-item>
          <text:p text:style-name="P98">Пара логин/пароль роли "студент" создаётся на ограниченный срок семестр/год (доступ предоставляется на платной основе)</text:p>
        </text:list-item>
      </text:list>
      <text:p text:style-name="P48"><text:soft-page-break/><text:s text:c="4"/>5. Проверка логина и его блокировка при истечении срока подписки.</text:p>
      <text:p text:style-name="P54"/>
      <text:p text:style-name="P22"><text:span text:style-name="T40">2.</text:span><text:span text:style-name="T38">2.2 Поиск</text:span></text:p>
      <text:p text:style-name="P16"><text:span text:style-name="T61">Поиск может выполнять любая роль, результаты поиска будут идентичны. Для начала поиска нужно ввести название учебного материала, </text:span><text:span text:style-name="T62">курса</text:span><text:span text:style-name="T61"> или любую другую информацию в строку поиска и нажать на кнопку рядом со строкой поиска либо нажать </text:span><text:span text:style-name="T59">enter</text:span><text:span text:style-name="T61">. </text:span></text:p>
      <text:p text:style-name="P24"><text:span text:style-name="T63">Результатом поиска будет список из всех доступны</text:span><text:span text:style-name="T64">х</text:span><text:span text:style-name="T63"> для данного пользователя </text:span><text:span text:style-name="T64">материалов и курсов</text:span><text:span text:style-name="T63">, содержащих в своем названии текст поискового запрос</text:span><text:span text:style-name="T64">а.</text:span></text:p>
      <text:p text:style-name="P23"><text:span text:style-name="T40">2.</text:span><text:span text:style-name="T42">2.</text:span><text:span text:style-name="T43">3</text:span><text:span text:style-name="T42"> </text:span><text:span text:style-name="T43">Просмотр курсов</text:span></text:p>
      <text:p text:style-name="P104"><text:span text:style-name="T65">Просмотр могут выполнять все пользователи. Для просмотра курса необходимо нажать на его название в нужной строке результатов поиска. Название курса является гиперссылкой – при нажатии на него, <text:s/>открывается файл для просмотра в новом окне</text:span><text:span text:style-name="T45">. </text:span></text:p>
      <text:p text:style-name="P104"><text:span text:style-name="T40">2.</text:span><text:span text:style-name="T43">3</text:span><text:span text:style-name="T42"> </text:span><text:span text:style-name="T43">Характеристики пользователя</text:span></text:p>
      <text:p text:style-name="P38">Администратор – пользователь, добавленный в систему при подключении продукта, обладает расширенными правами. При входе на сайт под учетной записью администратора на сайте появляется дополнительный функционал.</text:p>
      <text:p text:style-name="P37"><text:span text:style-name="T72">Действия, которые может выполнять </text:span><text:span text:style-name="T73">только</text:span><text:span text:style-name="T72"> администратор:</text:span></text:p>
      <text:list xml:id="list946970878" text:style-name="L9">
        <text:list-item>
          <text:p text:style-name="P94">Удаление курса</text:p>
        </text:list-item>
        <text:list-item>
          <text:p text:style-name="P94">Добавление нового курса или учебного материалам</text:p>
        </text:list-item>
        <text:list-item>
          <text:p text:style-name="P94">Добавление нового пользователя (студента)</text:p>
        </text:list-item>
        <text:list-item>
          <text:p text:style-name="P94">Изменение логина и пароля пользователя (студента)</text:p>
        </text:list-item>
        <text:list-item>
          <text:p text:style-name="P94">Администраторы могут просматривать журналы доступа пользователей</text:p>
        </text:list-item>
      </text:list>
      <text:p text:style-name="P17"><text:span text:style-name="T66">Пользователь(студент) – пользователь, добавленный в систему администратором</text:span><text:span text:style-name="T67">, н</text:span><text:span text:style-name="T22">е может выполнять никаких уникальных действий.</text:span></text:p>
      <text:p text:style-name="P39">Данными для входа в учетную запись студента может обладать только один человек. Делиться с третьими лицами информацией об учетной записи недопустимо. Если пользователь перестает быть студентом в учебном заведении, выдавшем ему логин и пароль для входа на сайт, принадлежащая ему учетная запись должна быть удалена.</text:p>
      <text:p text:style-name="P39"/>
      <text:p text:style-name="P39"/>
      <text:p text:style-name="P39">Действия доступные всем пользователям:</text:p>
      <text:list xml:id="list2047877004" text:style-name="L10">
        <text:list-item>
          <text:p text:style-name="P103"><text:span text:style-name="T18">Пользователи</text:span><text:span text:style-name="T22"> могут просматривать список доступных курсов. </text:span></text:p>
        </text:list-item>
        <text:list-item>
          <text:p text:style-name="P103"><text:span text:style-name="T18">Пользователи</text:span><text:span text:style-name="T22"> <text:s/>могут выбирать курсы и регистрироваться на них. </text:span></text:p>
        </text:list-item>
        <text:list-item>
          <text:p text:style-name="P103"><text:span text:style-name="T18">Пользователи</text:span><text:span text:style-name="T22"> <text:s/>могут просматривать материалы курса (лекции, видео, задания). </text:span></text:p>
        </text:list-item>
        <text:list-item>
          <text:p text:style-name="P103"><text:span text:style-name="T22"><text:s/></text:span><text:span text:style-name="T18">Пользователи</text:span><text:span text:style-name="T22"> могут выполнять задания и отправлять их на проверку.</text:span></text:p>
        </text:list-item>
        <text:list-item>
          <text:p text:style-name="P103"><text:span text:style-name="T18">Пользователи</text:span><text:span text:style-name="T22"> <text:s/>могут просматривать свои оценки. </text:span></text:p>
        </text:list-item>
      </text:list>
      <text:p text:style-name="P60"><text:soft-page-break/></text:p>
      <text:p text:style-name="P12"><text:span text:style-name="T32">2.</text:span><text:span text:style-name="T33">4 Ограничения дизайна и реализации</text:span></text:p>
      <text:p text:style-name="P11"><text:span text:style-name="T23">Ограничения по реализации сервиса тесно связаны с размером команды разработчиков и сроками разработки продукта. В качестве инструментов разработки должны быть выбраны языки программирования и библиотеки, понятные большей части команды (в нашем случае это </text:span><text:span text:style-name="T58">JavaScript)</text:span><text:span text:style-name="T23">. </text:span><text:span text:style-name="T58">\</text:span></text:p>
      <text:p text:style-name="P12"><text:span text:style-name="T32">2.</text:span><text:span text:style-name="T36">5 </text:span><text:span text:style-name="T33">Предположения и зависимости</text:span></text:p>
      <text:p text:style-name="P61"><text:span text:style-name="T53">Сервис размещен на хостинге и доступен по адресу </text:span><text:a xlink:type="simple" xlink:href="http://freshlook.ru/" office:name="http://freshlook.ru" office:target-frame-name="_top" xlink:show="replace" text:style-name="Internet_20_link" text:visited-style-name="Visited_20_Internet_20_Link"><text:span text:style-name="Internet_20_link"><text:span text:style-name="T54">http://freshlook.ru/</text:span></text:span></text:a></text:p>
      <text:p text:style-name="P11"><text:span text:style-name="T23">Для комфортного использования сервиса пользователем необходимо чтобы в браузере не был отключен </text:span><text:span text:style-name="T58">JavaScript</text:span><text:span text:style-name="T23">.</text:span></text:p>
      <text:p text:style-name="P100"/>
      <text:p text:style-name="P12"><text:span text:style-name="T36">3. </text:span><text:span text:style-name="T33">Детальные требования</text:span></text:p>
      <text:p text:style-name="P55">3.1 Требования к дизайну</text:p>
      <text:p text:style-name="P40">Основные цвета:</text:p>
      <text:list xml:id="list2600855343" text:style-name="L11">
        <text:list-item>
          <text:p text:style-name="P95">Белый</text:p>
        </text:list-item>
        <text:list-item>
          <text:p text:style-name="P95">Чёрный</text:p>
        </text:list-item>
        <text:list-item>
          <text:p text:style-name="P96">Голубой</text:p>
          <text:p text:style-name="P96"/>
        </text:list-item>
      </text:list>
      <text:p text:style-name="P42">Логотип сайта:</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7"><draw:g text:anchor-type="paragraph" draw:z-index="1" draw:name="DrawObject 4" draw:style-name="gr1"><draw:custom-shape draw:name="Outline 4" draw:style-name="gr19" draw:text-style-name="P124" svg:width="9.088cm" svg:height="4.28cm" svg:x="8.028cm" svg:y="0.259cm"><text:p text:style-name="P123"><text:span text:style-name="T85">Fresh look</text:span></text:p><draw:enhanced-geometry svg:viewBox="0 0 21600 21600" draw:mirror-horizontal="false" draw:mirror-vertical="false" draw:extrusion="false" draw:extrusion-rotation-angle="20 -20" dr3d:projection="parallel" draw:extrusion-first-light-direction="(-50000 0 10000)" draw:extrusion-second-light-direction="(50000 0 10000)" dr3d:shade-mode="flat" draw:extrusion-metal="false" draw:extrusion-specularity="122%" draw:extrusion-diffusion="0%" draw:extrusion-skew="50 -135" draw:text-areas="0 0 21600 21600" draw:text-path="true" draw:text-path-mode="shape" draw:text-path-scale="path" draw:text-path-same-letter-heights="false" draw:type="fontwork-stop" draw:modifiers="2700" draw:enhanced-path="M 0 ?f0 L 7200 0 14400 0 21600 ?f0 N M 0 ?f1 L 7200 21600 14400 21600 21600 ?f1 N"><draw:equation draw:name="f0" draw:formula="$0 "/><draw:equation draw:name="f1" draw:formula="21600-$0 "/><draw:handle draw:handle-position="left $0" draw:handle-range-y-minimum="3080" draw:handle-range-y-maximum="10800"/></draw:enhanced-geometry></draw:custom-shape><draw:g draw:name="DrawObject 6" draw:style-name="gr3"><draw:custom-shape draw:name="Фигура 7" draw:style-name="gr20" draw:text-style-name="P125" svg:width="2.7cm" svg:height="2.229cm" svg:x="3.387cm" svg:y="1.157cm"><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Фигура 8" draw:style-name="gr21" draw:text-style-name="P126" svg:width="4.322cm" svg:height="1.927cm" svg:x="1.175cm" svg:y="1.734cm"><text:p/><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draw:g></text:p>
          </table:table-cell>
          <table:table-cell table:style-name="Таблица3.B1" office:value-type="string">
            <text:p text:style-name="P7"/>
          </table:table-cell>
          <table:table-cell table:style-name="Таблица3.A1" office:value-type="string">
            <text:p text:style-name="P7"/>
          </table:table-cell>
          <table:table-cell table:style-name="Таблица3.B1" office:value-type="string">
            <text:p text:style-name="P7"/>
          </table:table-cell>
          <table:table-cell table:style-name="Таблица3.A1" office:value-type="string">
            <text:p text:style-name="P7"/>
          </table:table-cell>
        </table:table-row>
        <table:table-row table:style-name="Таблица3.2">
          <table:table-cell table:style-name="Таблица3.B1" office:value-type="string">
            <text:p text:style-name="P7"/>
          </table:table-cell>
          <table:table-cell table:style-name="Таблица3.A1" office:value-type="string">
            <text:p text:style-name="P7"/>
          </table:table-cell>
          <table:table-cell table:style-name="Таблица3.B1" office:value-type="string">
            <text:p text:style-name="P7"/>
          </table:table-cell>
          <table:table-cell table:style-name="Таблица3.A1" office:value-type="string">
            <text:p text:style-name="P7"/>
          </table:table-cell>
          <table:table-cell table:style-name="Таблица3.B1" office:value-type="string">
            <text:p text:style-name="P7"/>
          </table:table-cell>
        </table:table-row>
        <table:table-row table:style-name="Таблица3.3">
          <table:table-cell table:style-name="Таблица3.A1" office:value-type="string">
            <text:p text:style-name="P7"/>
          </table:table-cell>
          <table:table-cell table:style-name="Таблица3.B1" office:value-type="string">
            <text:p text:style-name="P7"/>
          </table:table-cell>
          <table:table-cell table:style-name="Таблица3.A1" office:value-type="string">
            <text:p text:style-name="P7"/>
          </table:table-cell>
          <table:table-cell table:style-name="Таблица3.B1" office:value-type="string">
            <text:p text:style-name="P7"/>
          </table:table-cell>
          <table:table-cell table:style-name="Таблица3.A1" office:value-type="string">
            <text:p text:style-name="P7"/>
          </table:table-cell>
        </table:table-row>
        <table:table-row table:style-name="Таблица3.4">
          <table:table-cell table:style-name="Таблица3.B1" office:value-type="string">
            <text:p text:style-name="P7"/>
          </table:table-cell>
          <table:table-cell table:style-name="Таблица3.A1" office:value-type="string">
            <text:p text:style-name="P7"/>
          </table:table-cell>
          <table:table-cell table:style-name="Таблица3.B1" office:value-type="string">
            <text:p text:style-name="P7"/>
          </table:table-cell>
          <table:table-cell table:style-name="Таблица3.A1" office:value-type="string">
            <text:p text:style-name="P7"/>
          </table:table-cell>
          <table:table-cell table:style-name="Таблица3.B1" office:value-type="string">
            <text:p text:style-name="P7"/>
          </table:table-cell>
        </table:table-row>
      </table:table>
      <text:p text:style-name="P41"/>
      <text:p text:style-name="P41"/>
      <text:p text:style-name="P18"><text:span text:style-name="T31">3.</text:span><text:span text:style-name="T37">2 </text:span><text:span text:style-name="T34">Требования к Интерфейсу и содержанию</text:span></text:p>
      <text:p text:style-name="P56"/>
      <text:p text:style-name="P4"><text:span text:style-name="T5">3.</text:span><text:span text:style-name="T4">2</text:span><text:span text:style-name="T5">.1 Интерфейсы пользователя</text:span></text:p>
      <text:list xml:id="list3251003828" text:style-name="L12">
        <text:list-item>
          <text:p text:style-name="P107">Интерфейс должен быть удобным и интуитивно понятным для пользователей всех уровней знания компьютера.</text:p>
        </text:list-item>
        <text:list-item>
          <text:p text:style-name="P107"><text:soft-page-break/>Приложение должно быть доступно из любого браузера и устройства.</text:p>
        </text:list-item>
        <text:list-item>
          <text:p text:style-name="P107">Приложение должно быть адаптировано для мобильных устройств.</text:p>
        </text:list-item>
        <text:list-item>
          <text:p text:style-name="P107">Приложение должно предоставлять возможность пользователям создавать свои профили и управлять ими.</text:p>
        </text:list-item>
        <text:list-item>
          <text:p text:style-name="P107">Приложение должно позволять пользователям общаться друг с другом через чаты, форумы и другие средства коммуникации.</text:p>
        </text:list-item>
      </text:list>
      <text:p text:style-name="P19"><text:tab/><text:span text:style-name="T75">3.</text:span><text:span text:style-name="T76">2</text:span><text:span text:style-name="T75">.2 Интерфейсы аппаратных средств ЭВМ</text:span></text:p>
      <text:list xml:id="list775114115" text:style-name="L13">
        <text:list-item>
          <text:list>
            <text:list-item>
              <text:list>
                <text:list-item>
                  <text:p text:style-name="P108">Система должна работать на любых современных компьютерах и мобильных устройствах.</text:p>
                </text:list-item>
                <text:list-item>
                  <text:p text:style-name="P108">Должна быть возможность использования веб-камеры, микрофона и аудиоустройств для взаимодействия в рамках учебного процесса. </text:p>
                </text:list-item>
              </text:list>
            </text:list-item>
          </text:list>
        </text:list-item>
      </text:list>
      <text:p text:style-name="P5"><text:tab/>3.<text:span text:style-name="T74">2</text:span>.3 Интерфейсы программного обеспечения</text:p>
      <text:list xml:id="list2271379103" text:style-name="L14">
        <text:list-item>
          <text:list>
            <text:list-item>
              <text:list>
                <text:list-item>
                  <text:p text:style-name="P109">Система должна быть доступна из любого современного веб-браузера. </text:p>
                </text:list-item>
                <text:list-item>
                  <text:p text:style-name="P109">Должна быть возможность взаимодействия с другими приложениями и сервисами. </text:p>
                </text:list-item>
              </text:list>
            </text:list-item>
          </text:list>
        </text:list-item>
      </text:list>
      <text:p text:style-name="P5"><text:tab/>3.<text:span text:style-name="T74">2</text:span>.4 Интерфейсы связи</text:p>
      <text:list xml:id="list2354414272" text:style-name="L15">
        <text:list-item>
          <text:p text:style-name="P110">Взаимодействие между сервером и клиентом должно происходить по протоколу HTTPS.</text:p>
        </text:list-item>
        <text:list-item>
          <text:p text:style-name="P106">Должна быть реализована механизм автоматической синхронизации данных между клиентом и сервером.</text:p>
        </text:list-item>
      </text:list>
      <text:p text:style-name="P3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pitch="variable"/>
    <style:font-face style:name="Arial1" svg:font-family="Arial" style:font-family-generic="system" style:font-pitch="variable"/>
    <style:font-face style:name="Arial2" svg:font-family="Arial" style:font-family-generic="swiss"/>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NSimSun2"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pitch="variable"/>
    <style:font-face style:name="Times New Roman" svg:font-family="'Times New Roma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fo:color="#0070c0" loext:opacity="100%" fo:font-style="normal" fo:font-weight="bold" style:font-style-asian="normal"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334" style:display-name="ListLabel 334" style:family="text">
      <style:text-properties style:font-name-complex="Courier New" style:font-family-complex="'Courier New'" style:font-family-generic-complex="system" style:font-pitch-complex="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16" style:display-name="ListLabel 316" style:family="text">
      <style:text-properties fo:color="#0070c0" loext:opacity="100%" fo:font-style="normal" fo:font-weight="bold" style:font-style-asian="normal" style:font-weight-asian="bold"/>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07" style:display-name="ListLabel 307" style:family="text">
      <style:text-properties fo:color="#0070c0" loext:opacity="100%" fo:font-style="normal" fo:font-weight="bold" style:font-style-asian="normal" style:font-weight-asian="bold"/>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1" style:num-suffix=".1"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2" style:num-suffix=".2"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3" style:num-suffix=".3"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4" style:num-suffix=".4"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5" style:num-suffix=".5"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6" style:num-suffix=".6"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o" style:num-suffix="o" text:bullet-char="o">
        <style:list-level-properties text:list-level-position-and-space-mode="label-alignment">
          <style:list-level-label-alignment text:label-followed-by="listtab" fo:text-indent="-0.635cm" fo:margin-left="2.662cm"/>
        </style:list-level-properties>
        <style:text-properties fo:font-family="'Courier New'" style:font-style-name="Обычный" style:font-family-generic="modern" style:font-pitch="fixed"/>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3.932cm"/>
        </style:list-level-properties>
        <style:text-properties fo:font-family="'Courier New'" style:font-style-name="Обычный"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5.202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6.472cm"/>
        </style:list-level-properties>
        <style:text-properties fo:font-family="Symbol" style:font-style-name="Обычный" style:font-family-generic="roman" style:font-pitch="variable"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7.742cm"/>
        </style:list-level-properties>
        <style:text-properties fo:font-family="'Courier New'" style:font-style-name="Обычный" style:font-family-generic="modern"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9.01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10.282cm"/>
        </style:list-level-properties>
        <style:text-properties fo:font-family="Symbol" style:font-style-name="Обычный" style:font-family-generic="roman" style:font-pitch="variable"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1.552cm"/>
        </style:list-level-properties>
        <style:text-properties fo:font-family="'Courier New'" style:font-style-name="Обычный" style:font-family-generic="modern"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2.82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392cm"/>
        </style:list-level-properties>
        <style:text-properties fo:font-family="Symbol" style:font-style-name="Обычный"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662cm"/>
        </style:list-level-properties>
        <style:text-properties fo:font-family="'Courier New'" style:font-style-name="Обычный"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932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202cm"/>
        </style:list-level-properties>
        <style:text-properties fo:font-family="Symbol" style:font-style-name="Обычный" style:font-family-generic="roman"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472cm"/>
        </style:list-level-properties>
        <style:text-properties fo:font-family="'Courier New'" style:font-style-name="Обычный" style:font-family-generic="modern"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74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9.012cm"/>
        </style:list-level-properties>
        <style:text-properties fo:font-family="Symbol" style:font-style-name="Обычный" style:font-family-generic="roman"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282cm"/>
        </style:list-level-properties>
        <style:text-properties fo:font-family="'Courier New'" style:font-style-name="Обычный" style:font-family-generic="modern"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55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3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4-22T11:44:09.941000000</meta:creation-date>
    <dc:date>2023-04-25T12:19:10.268192641</dc:date>
    <meta:editing-duration>PT1H28M7S</meta:editing-duration>
    <meta:editing-cycles>4</meta:editing-cycles>
    <meta:generator>LibreOffice/7.2.4.1$Linux_X86_64 LibreOffice_project/20$Build-1</meta:generator>
    <meta:document-statistic meta:table-count="2" meta:image-count="0" meta:object-count="0" meta:page-count="9" meta:paragraph-count="148" meta:word-count="1582" meta:character-count="9610" meta:non-whitespace-character-count="8438"/>
  </office:meta>
</office:document-meta>
</file>